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paragraph-properties fo:text-align="start" style:justify-single-word="false"/>
    </style:style>
    <style:style style:name="P19" style:family="paragraph" style:parent-style-name="Text_20_body">
      <style:paragraph-properties fo:text-align="start" style:justify-single-word="false"/>
    </style:style>
    <style:style style:name="P20" style:family="paragraph" style:parent-style-name="Text_20_body" style:list-style-name="L8"/>
    <style:style style:name="P21" style:family="paragraph" style:parent-style-name="Text_20_body" style:list-style-name="L9"/>
    <style:style style:name="P22" style:family="paragraph" style:parent-style-name="Código">
      <style:text-properties fo:color="#008080" style:font-name="Monospace" fo:font-size="10pt" style:font-name-asian="Monospace" style:font-size-asian="10pt" style:font-name-complex="Monospace" style:font-size-complex="10pt"/>
    </style:style>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1">
      <style:paragraph-properties fo:margin-left="1.251cm" fo:margin-right="0cm" fo:text-indent="0cm" style:auto-text-indent="false"/>
    </style:style>
    <style:style style:name="P26" style:family="paragraph" style:parent-style-name="Text_20_body" style:list-style-name="L11">
      <style:paragraph-properties fo:margin-left="0cm" fo:margin-right="0cm" fo:text-indent="0cm" style:auto-text-indent="false"/>
    </style:style>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Código">
      <style:text-properties fo:color="#3f7f5f" style:font-name="Monospace" fo:font-size="10pt" style:font-name-asian="Monospace" style:font-size-asian="10pt" style:font-name-complex="Monospace" style:font-size-complex="10pt"/>
    </style:style>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Código">
      <style:text-properties fo:color="#000000" style:font-name="Monospace" fo:font-size="10pt" style:font-name-asian="Monospace" style:font-size-asian="10pt" style:font-name-complex="Monospace" style:font-size-complex="10pt"/>
    </style:style>
    <style:style style:name="P35" style:family="paragraph" style:parent-style-name="Código">
      <style:text-properties fo:color="#000000"/>
    </style:style>
    <style:style style:name="P36" style:family="paragraph" style:parent-style-name="Código">
      <style:text-properties fo:color="#008080"/>
    </style:style>
    <style:style style:name="P37" style:family="paragraph" style:parent-style-name="Código"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2">
      <style:text-properties fo:font-style="normal" style:font-style-asian="normal" style:font-style-complex="normal"/>
    </style:style>
    <style:style style:name="P43" style:family="paragraph" style:parent-style-name="Código">
      <style:text-properties fo:color="#0000e1" style:font-name="Monospace" fo:font-size="10pt" style:font-name-asian="Monospace" style:font-size-asian="10pt" style:font-name-complex="Monospace" style:font-size-complex="10pt"/>
    </style:style>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9" style:family="paragraph" style:parent-style-name="Text_20_body">
      <style:paragraph-properties fo:text-align="end" style:justify-single-word="false"/>
    </style:style>
    <style:style style:name="P60" style:family="paragraph" style:parent-style-name="Text_20_body" style:list-style-name="L36"/>
    <style:style style:name="P61" style:family="paragraph" style:parent-style-name="Código">
      <style:paragraph-properties fo:text-align="start" style:justify-single-word="false"/>
    </style:style>
    <style:style style:name="P62" style:family="paragraph" style:parent-style-name="Text_20_body" style:list-style-name="L37"/>
    <style:style style:name="P63"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64" style:family="paragraph" style:parent-style-name="Código">
      <style:text-properties fo:color="#3f5fbf"/>
    </style:style>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Text_20_body" style:list-style-name="L43"/>
    <style:style style:name="P71" style:family="paragraph" style:parent-style-name="Text_20_body" style:list-style-name="L44"/>
    <style:style style:name="P72" style:family="paragraph" style:parent-style-name="Text_20_body" style:list-style-name="L45"/>
    <style:style style:name="P73" style:family="paragraph" style:parent-style-name="Text_20_body" style:list-style-name="L46"/>
    <style:style style:name="P74" style:family="paragraph" style:parent-style-name="Text_20_body" style:list-style-name="L47"/>
    <style:style style:name="P75" style:family="paragraph" style:parent-style-name="Text_20_body" style:list-style-name="L48"/>
    <style:style style:name="P76" style:family="paragraph" style:parent-style-name="Código">
      <style:text-properties style:font-name="Monospace" fo:font-size="10pt" style:font-name-asian="Monospace" style:font-size-asian="10pt" style:font-name-complex="Monospace" style:font-size-complex="10pt"/>
    </style:style>
    <style:style style:name="P77" style:family="paragraph" style:parent-style-name="Text_20_body" style:list-style-name="L49"/>
    <style:style style:name="P78" style:family="paragraph" style:parent-style-name="Text_20_body" style:list-style-name="L50"/>
    <style:style style:name="P79" style:family="paragraph" style:parent-style-name="Text_20_body" style:list-style-name="L51"/>
    <style:style style:name="P80" style:family="paragraph" style:parent-style-name="Text_20_body" style:list-style-name="L52"/>
    <style:style style:name="P81" style:family="paragraph" style:parent-style-name="Código">
      <style:text-properties fo:color="#2a00ff"/>
    </style:style>
    <style:style style:name="P82" style:family="paragraph" style:parent-style-name="Text_20_body" style:list-style-name="L53"/>
    <style:style style:name="P83" style:family="paragraph" style:parent-style-name="Text_20_body" style:list-style-name="L54"/>
    <style:style style:name="P84" style:family="paragraph" style:parent-style-name="Text_20_body" style:list-style-name="L55"/>
    <style:style style:name="P85"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86" style:family="paragraph" style:parent-style-name="Text_20_body" style:list-style-name="L56"/>
    <style:style style:name="P87" style:family="paragraph" style:parent-style-name="Text_20_body" style:list-style-name="L57"/>
    <style:style style:name="P88" style:family="paragraph" style:parent-style-name="Text_20_body" style:list-style-name="L58"/>
    <style:style style:name="P89" style:family="paragraph" style:parent-style-name="Text_20_body" style:list-style-name="L59"/>
    <style:style style:name="P90" style:family="paragraph" style:parent-style-name="Text_20_body" style:list-style-name="L60"/>
    <style:style style:name="P91" style:family="paragraph" style:parent-style-name="Text_20_body" style:list-style-name="L61"/>
    <style:style style:name="P92" style:family="paragraph" style:parent-style-name="Text_20_body" style:list-style-name="L62"/>
    <style:style style:name="P93" style:family="paragraph" style:parent-style-name="Text_20_body" style:list-style-name="L63"/>
    <style:style style:name="P94" style:family="paragraph" style:parent-style-name="Text_20_body" style:list-style-name="L64"/>
    <style:style style:name="P95" style:family="paragraph" style:parent-style-name="Text_20_body" style:list-style-name="L65"/>
    <style:style style:name="P96" style:family="paragraph" style:parent-style-name="Text_20_body" style:list-style-name="L65">
      <style:paragraph-properties fo:text-align="start" style:justify-single-word="false"/>
    </style:style>
    <style:style style:name="P97" style:family="paragraph" style:parent-style-name="Código">
      <style:paragraph-properties fo:text-align="start" style:justify-single-word="false"/>
      <style:text-properties fo:color="#008080"/>
    </style:style>
    <style:style style:name="P98" style:family="paragraph" style:parent-style-name="Text_20_body" style:list-style-name="L66">
      <style:paragraph-properties fo:text-align="start" style:justify-single-word="false"/>
    </style:style>
    <style:style style:name="P99" style:family="paragraph" style:parent-style-name="Text_20_body" style:list-style-name="L66"/>
    <style:style style:name="P100" style:family="paragraph" style:parent-style-name="Text_20_body" style:list-style-name="L67"/>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color="#7f007f" style:font-name="Monospace" fo:font-size="10pt" style:font-name-asian="Monospace" style:font-size-asian="10pt" style:font-name-complex="Monospace" style:font-size-complex="10pt"/>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7f007f"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2a00ff" fo:font-weight="bold" style:font-weight-asian="bold" style:font-weight-complex="bold"/>
    </style:style>
    <style:style style:name="T29" style:family="text">
      <style:text-properties fo:color="#ff0000"/>
    </style:style>
    <style:style style:name="T30" style:family="text" style:parent-style-name="Resaltado">
      <style:text-properties fo:color="#0000ff"/>
    </style:style>
    <style:style style:name="T31" style:family="text">
      <style:text-properties fo:color="#bf5f3f"/>
    </style:style>
    <style:style style:name="T32" style:family="text" style:parent-style-name="Archivo_2f_Directorio">
      <style:text-properties fo:font-weight="bold" style:font-weight-asian="bold" style:font-weight-complex="bold"/>
    </style:style>
    <style:style style:name="T33"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4">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1</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4?<text:tab/>5</text:p>
          <text:p text:style-name="P7">0.2 ¿Qué hay nuevo en OpenXava 2.0.3?<text:tab/>5</text:p>
          <text:p text:style-name="P7">0.3 ¿Qué hay nuevo en OpenXava 2.0.2?<text:tab/>6</text:p>
          <text:p text:style-name="P7">0.4 ¿Qué hay nuevo en OpenXava 2.0.1?<text:tab/>6</text:p>
          <text:p text:style-name="P7">0.5 ¿Qué hay nuevo en OpenXava 2.0?<text:tab/>6</text:p>
          <text:p text:style-name="P6">1 Visión general<text:tab/>8</text:p>
          <text:p text:style-name="P7">1.1 Presentación<text:tab/>8</text:p>
          <text:p text:style-name="P7">1.2 Componente de negocio<text:tab/>8</text:p>
          <text:p text:style-name="P7">1.3 Controladores<text:tab/>8</text:p>
          <text:p text:style-name="P7">1.4 Aplicación<text:tab/>9</text:p>
          <text:p text:style-name="P7">1.5 Estructura de un proyecto<text:tab/>9</text:p>
          <text:p text:style-name="P7">1.6 Conclusión<text:tab/>10</text:p>
          <text:p text:style-name="P6">2 Mi primer proyecto OpenXava<text:tab/>11</text:p>
          <text:p text:style-name="P7">2.1 Crear un proyecto nuevo<text:tab/>11</text:p>
          <text:p text:style-name="P7">2.2 Configurar base de datos<text:tab/>11</text:p>
          <text:p text:style-name="P7">2.3 Nuestro primer componente<text:tab/>12</text:p>
          <text:p text:style-name="P7">2.4 La aplicación<text:tab/>13</text:p>
          <text:p text:style-name="P7">2.5 La tabla<text:tab/>14</text:p>
          <text:p text:style-name="P7">2.6 Ejecutar nuestra aplicación<text:tab/>14</text:p>
          <text:p text:style-name="P7">2.7 Automatizando las pruebas<text:tab/>15</text:p>
          <text:p text:style-name="P7">2.8 Las etiquetas<text:tab/>17</text:p>
          <text:p text:style-name="P7">2.9 Conclusión<text:tab/>18</text:p>
          <text:p text:style-name="P6">3 Modelo<text:tab/>19</text:p>
          <text:p text:style-name="P7">3.1 Implementación en Java<text:tab/>19</text:p>
          <text:p text:style-name="P7">3.2 Componente de negocio<text:tab/>19</text:p>
          <text:p text:style-name="P7">3.3 Entidad y agregados<text:tab/>20</text:p>
          <text:p text:style-name="P7">3.4 Entidad<text:tab/>21</text:p>
          <text:p text:style-name="P7">3.5 Bean (1)<text:tab/>22</text:p>
          <text:p text:style-name="P7">3.6 EJB (2)<text:tab/>24</text:p>
          <text:p text:style-name="P7">3.7 Implementa (3)<text:tab/>27</text:p>
          <text:p text:style-name="P7">3.8 Propiedad (4)<text:tab/>28</text:p>
          <text:p text:style-name="P8">3.8.1 Estereotipo<text:tab/>29</text:p>
          <text:p text:style-name="P8">3.8.2 Estereotipo GALERIA_IMAGENES (nuevo en v2.0)<text:tab/>31</text:p>
          <text:p text:style-name="P8">3.8.3 Valores posibles<text:tab/>32</text:p>
          <text:p text:style-name="P8">3.8.4 Calculador<text:tab/>32</text:p>
          <text:p text:style-name="P8">3.8.5 Calculador valor defecto<text:tab/>38</text:p>
          <text:p text:style-name="P8">3.8.6 Validador<text:tab/>39</text:p>
          <text:p text:style-name="P8">3.8.7 Validador por defecto (nuevo en v2.0.3)<text:tab/>41</text:p>
          <text:p text:style-name="P7">3.9 Referencia (5)<text:tab/>41</text:p>
          <text:p text:style-name="P8">3.9.1 Calculador valor por defecto para una referencia<text:tab/>43</text:p>
          <text:p text:style-name="P7">3.10 Colección (6)<text:tab/>44</text:p>
          <text:p text:style-name="P7">3.11 Método (7)<text:tab/>48</text:p>
          <text:p text:style-name="P7">3.12 Buscador (8)<text:tab/>52</text:p>
          <text:p text:style-name="P7">3.13 Calculador poscrear (9)<text:tab/>53</text:p>
          <text:p text:style-name="P7">3.14 Calculador posmodificar (11)<text:tab/>55</text:p>
          <text:p text:style-name="P7">3.15 Calculadores poscargar y preborrar (10, 12)<text:tab/>56</text:p>
          <text:p text:style-name="P7">3.16 Validador (13)<text:tab/>56</text:p>
          <text:p text:style-name="P7">3.17 Validador borrar (14)<text:tab/>58</text:p>
          <text:p text:style-name="P7">3.18 Agregado<text:tab/>60</text:p>
          <text:p text:style-name="P8">3.18.1 Referencia a agregado<text:tab/>60</text:p>
          <text:p text:style-name="P8">3.18.2 Colección de agregados<text:tab/>61</text:p>
          <text:p text:style-name="P6">4 Vista<text:tab/>63</text:p>
          <text:p text:style-name="P7">4.1 Disposición<text:tab/>64</text:p>
          <text:p text:style-name="P8">4.1.1 Grupos<text:tab/>66</text:p>
          <text:p text:style-name="P8">4.1.2 Secciones<text:tab/>69</text:p>
          <text:p text:style-name="P8">4.1.3 Filosofía para la disposición<text:tab/>71</text:p>
          <text:p text:style-name="P7">4.2 Vista propiedad<text:tab/>71</text:p>
          <text:p text:style-name="P8">4.2.1 Formato de etiqueta<text:tab/>71</text:p>
          <text:p text:style-name="P8">4.2.2 Evento de cambio de valor<text:tab/>72</text:p>
          <text:p text:style-name="P8">4.2.3 Acciones de la propiedad<text:tab/>73</text:p>
          <text:p text:style-name="P7">4.3 Vista referencia<text:tab/>75</text:p>
          <text:p text:style-name="P8">4.3.1 Escoger vista<text:tab/>76</text:p>
          <text:p text:style-name="P8">4.3.2 Personalizar el enmarcado<text:tab/>77</text:p>
          <text:p text:style-name="P8">4.3.3 Acción de búsqueda propia<text:tab/>77</text:p>
          <text:p text:style-name="P8">4.3.4 Acción de creación propia<text:tab/>78</text:p>
          <text:p text:style-name="P8">4.3.5 Acción de modificación propia (new in v2.0.4)<text:tab/>79</text:p>
          <text:p text:style-name="P8">4.3.6 Lista descripciones (combos)<text:tab/>80</text:p>
          <text:p text:style-name="P7">4.4 Vista colección<text:tab/>82</text:p>
          <text:p text:style-name="P8">4.4.1 Acción de editar/ver detalle propia<text:tab/>85</text:p>
          <text:p text:style-name="P8">4.4.2 Acciones de lista propias<text:tab/>86</text:p>
          <text:p text:style-name="P8">4.4.3 Acciones de detalle propias<text:tab/>87</text:p>
          <text:p text:style-name="P8">4.4.4 Refinar comportamiento por defecto para la vista de colección (new in v2.0.2)<text:tab/>89</text:p>
          <text:p text:style-name="P7">4.5 Propiedad de vista<text:tab/>90</text:p>
          <text:p text:style-name="P7">4.6 Acciones de la vista (nuevo en v2.0.3)<text:tab/>91</text:p>
          <text:p text:style-name="P7">4.7 Configuración de editores<text:tab/>91</text:p>
          <text:p text:style-name="P7">4.8 Editores para valores múltiples<text:tab/>95</text:p>
          <text:p text:style-name="P7">4.9 Editores personalizables y estereotipos para crear combos<text:tab/>97</text:p>
          <text:p text:style-name="P7">4.10 Vista sin modelo asociado<text:tab/>99</text:p>
          <text:p text:style-name="P6">5 Datos tabulares<text:tab/>101</text:p>
          <text:p text:style-name="P7">5.1 Propiedades iniciales y resaltar filas<text:tab/>102</text:p>
          <text:p text:style-name="P7">5.2 Filtros y condición base<text:tab/>103</text:p>
          <text:p text:style-name="P7">5.3 Select íntegro<text:tab/>106</text:p>
          <text:p text:style-name="P7">5.4 Orden por defecto<text:tab/>106</text:p>
          <text:p text:style-name="P6">6 Mapeo objeto/relacional<text:tab/>107</text:p>
          <text:p text:style-name="P7">6.1 Mapeo de entidad<text:tab/>107</text:p>
          <text:p text:style-name="P7">6.2 Mapeo propiedad<text:tab/>108</text:p>
          <text:p text:style-name="P7">6.3 Mapeo referencia<text:tab/>110</text:p>
          <text:p text:style-name="P7">6.4 Mapeo propiedad multiple<text:tab/>112</text:p>
          <text:p text:style-name="P7">6.5 Mapeo de referencias a agregados<text:tab/>115</text:p>
          <text:p text:style-name="P7">6.6 Mapeo de agregados usados en colecciones<text:tab/>116</text:p>
          <text:p text:style-name="P7">6.7 Conversores por defecto<text:tab/>118</text:p>
          <text:p text:style-name="P7">6.8 Filosofia del mapeo objeto-relacional<text:tab/>119</text:p>
          <text:p text:style-name="P6">7 Controladores<text:tab/>121</text:p>
          <text:p text:style-name="P7">7.1 Variables de entorno y objetos de sesión<text:tab/>121</text:p>
          <text:p text:style-name="P7">7.2 El controlador y sus acciones<text:tab/>122</text:p>
          <text:p text:style-name="P7">7.3 Herencia de controladores<text:tab/>126</text:p>
          <text:p text:style-name="P7">7.4 Acciones en modo lista<text:tab/>126</text:p>
          <text:p text:style-name="P7">7.5 Sobreescribir búsqueda por defecto<text:tab/>129</text:p>
          <text:p text:style-name="P7">7.6 Inicializando un módulo con una acción<text:tab/>131</text:p>
          <text:p text:style-name="P7">7.7 Llamar a otro módulo<text:tab/>132</text:p>
          <text:p text:style-name="P7">7.8 Cambiar el modelo de la vista actual<text:tab/>135</text:p>
          <text:p text:style-name="P7">7.9 Ir a una página JSP<text:tab/>136</text:p>
          <text:p text:style-name="P7">7.10 Generar un informe propio con JasperReports<text:tab/>136</text:p>
          <text:p text:style-name="P7">7.11 Cargar y procesar un fichero desde el cliente (formulario multipart) <text:tab/>139</text:p>
          <text:p text:style-name="P7">7.12 Sobreescribir los controladores por defecto (nuevo en v2.0.3)<text:tab/>141</text:p>
          <text:p text:style-name="P7">7.13 Todos los tipos de acciones<text:tab/>142</text:p>
          <text:p text:style-name="P6">8 Aplicación<text:tab/>144</text:p>
          <text:p text:style-name="P7">8.1 Un módulo típico<text:tab/>145</text:p>
          <text:p text:style-name="P7">8.2 Módulo con solo detalle<text:tab/>146</text:p>
          <text:p text:style-name="P7">8.3 Módulo con solo lista<text:tab/>146</text:p>
          <text:p text:style-name="P7">8.4 Módulo de documentación<text:tab/>146</text:p>
          <text:p text:style-name="P7">8.5 Módulo de solo lectura<text:tab/>147</text:p>
          <text:p text:style-name="P6">9 Aspectos<text:tab/>148</text:p>
          <text:p text:style-name="P7">9.1 Introducción a AOP<text:tab/>148</text:p>
          <text:p text:style-name="P7">9.2 Definición de aspectos<text:tab/>148</text:p>
          <text:p text:style-name="P7">9.3 AccessTracking: Una aplicación práctica de los aspectos<text:tab/>150</text:p>
          <text:p text:style-name="P8">9.3.1 La definición del aspecto<text:tab/>150</text:p>
          <text:p text:style-name="P8">9.3.2 Configurar AccessTracking<text:tab/>151</text:p>
          <text:p text:style-name="P6">10 Miscelánea<text:tab/>153</text:p>
          <text:p text:style-name="P7">10.1 Relaciones de muchos-a-muchos<text:tab/>153</text:p>
          <text:p text:style-name="P7">10.2 Programar con Hibernate<text:tab/>155</text:p>
          <text:p text:style-name="P7">10.3 Vistas JSP propias y taglibs de OpenXava<text:tab/>155</text:p>
          <text:p text:style-name="P8">10.3.1 Ejemplo<text:tab/>156</text:p>
          <text:p text:style-name="P8">10.3.2 xava:editor<text:tab/>157</text:p>
          <text:p text:style-name="P8">10.3.3 xava:action, xava:link, xava:image, xava:button<text:tab/>157</text:p>
          <text:p text:style-name="P8">10.3.4 xava:message (nuevo en v2.0.3)<text:tab/>158</text:p>
          <text:p text:style-name="P8">10.3.5 xava:descriptionsList (nuevo en v2.0.3)<text:tab/>158</text:p>
        </text:index-body>
      </text:table-of-content>
      <text:p text:style-name="P4"/>
      <text:p text:style-name="P9"/>
      <text:h text:style-name="P10"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4?</text:h>
      <text:list text:style-name="L2">
        <text:list-item>
          <text:p text:style-name="P13">Nuevo atributo <text:span text:style-name="Código">escala</text:span> en la definición de propiedad: Sección 3.8</text:p>
        </text:list-item>
        <text:list-item>
          <text:p text:style-name="P13">Referenciar a una propiedad del padre desde un agregado usado como referencia simple está permitido: Sección 3.8.4</text:p>
        </text:list-item>
        <text:list-item>
          <text:p text:style-name="P13">Atributo <text:span text:style-name="Código">alineado-por-columnas</text:span> para grupos y secciones para permitir alinear por columnas (estilo tabla) sus elementos: Sección 4.1.1</text:p>
        </text:list-item>
        <text:list-item>
          <text:p text:style-name="P13">Nuevo vínculo <text:span text:style-name="T2">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13">Acción de modificación propia para referencias: Sección 4.3.5</text:p>
        </text:list-item>
        <text:list-item>
          <text:p text:style-name="P13">Nuevo vínculo <text:span text:style-name="T2">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13">Si XAVA_LIST_ACTION se pone a cadena vacía en la definición del módulo (aplicacion.xml) entonce las acciones de cada fila no son mostradas en modo lista: Sección 8.3</text:p>
        </text:list-item>
      </text:list>
      <text:h text:style-name="Heading_20_2" text:outline-level="2">¿Qué hay nuevo en OpenXava 2.0.3?</text:h>
      <text:list text:style-name="L3">
        <text:list-item>
          <text:p text:style-name="P14">Sobreescribir las etiquetas y mensajes por defectos de OpenXava es posible: Sección 2.8</text:p>
        </text:list-item>
        <text:list-item>
          <text:p text:style-name="P14">Nuevo estereotipo TEXTO_HTML, HTML_TEXT para edición de texto rico: Sección 3.8.1 </text:p>
        </text:list-item>
        <text:list-item>
          <text:p text:style-name="P14">Es posible definir validadores por defecto para tipos y estereotipos: Sección 3.8.7 </text:p>
        </text:list-item>
        <text:list-item>
          <text:p text:style-name="P14">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4">Las acciones asociadas a propiedades pueden estar activas siempre, usando el nuevo atributo <text:span text:style-name="Código">siempre-activa</text:span>: Sección 4.2.3 </text:p>
        </text:list-item>
        <text:list-item>
          <text:p text:style-name="P14">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4">Colocar acciones en cualquier parte de una vista es posible: Sección 4.6 </text:p>
        </text:list-item>
        <text:list-item>
          <text:p text:style-name="P14">El método <text:span text:style-name="Código">getJRXML()</text:span> de <text:span text:style-name="Código">JasperReportBaseAction </text:span>soporta rutas absoutas para acceder a los recursos del sistema de archivos: Sección 7.10 </text:p>
        </text:list-item>
        <text:list-item>
          <text:p text:style-name="P14">Sobreescibrir los contraladores por defecto está permitido: Sección 7.12 </text:p>
        </text:list-item>
        <text:list-item>
          <text:p text:style-name="P14">Han sido añadidas las taglibs <text:span text:style-name="Código">&lt;xava:message/&gt;</text:span> y <text:span text:style-name="Código">&lt;xava:descriptionsList/&gt;</text:span>: Secciones 10.3.4 y 10.3.5</text:p>
        </text:list-item>
      </text:list>
      <text:h text:style-name="Heading_20_2" text:outline-level="2">¿Qué hay nuevo en OpenXava 2.0.2?</text:h>
      <text:list text:style-name="L4">
        <text:list-item>
          <text:p text:style-name="P15">Nuevo esterotipo <text:s/>ZEROS_FILLED/RELLENADO_CON_CEROS: Sección 3.8.1</text:p>
        </text:list-item>
        <text:list-item>
          <text:p text:style-name="P15"><text:span text:style-name="Código">IdentityCalculator</text:span> para generación automática de identificadores usando <text:span text:style-name="T2">identity</text:span> de la base de datos: Sección 3.8.5</text:p>
        </text:list-item>
      </text:list>
      <text:list text:style-name="L5">
        <text:list-item>
          <text:p text:style-name="P16">Nuevo typo de acción <text:span text:style-name="Código">IPropertyAction</text:span> que puede ser usada para una cción asociada a una propiedad (en la vista), está acción recibirá el nombre de la propiedad: Sección 4.2.3</text:p>
        </text:list-item>
        <text:list-item>
          <text:p text:style-name="P16">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6">Ahora podemos añadir y quitar programáticamente acciones de lista y de detalle de una vista de colección: Sección 4.4.3</text:p>
        </text:list-item>
        <text:list-item>
          <text:p text:style-name="P16">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h text:style-name="Heading_20_2" text:outline-level="2">¿Qué hay nuevo en OpenXava 2.0.1?</text:h>
      <text:list text:style-name="L6">
        <text:list-item>
          <text:p text:style-name="P17"><text:span text:style-name="Código">SequenceCalculator</text:span> para generación automática de identificadores usando <text:span text:style-name="T2">sequence</text:span> de la base de datos: Sección 3.8.5</text:p>
        </text:list-item>
        <text:list-item>
          <text:p text:style-name="P17">Acciones arbitrarias disponibles en <text:span text:style-name="Código">&lt;reference-view/&gt;</text:span>: Sección 4.3</text:p>
        </text:list-item>
        <text:list-item>
          <text:p text:style-name="P17">Soporte de atajos de teclado (keystrokes) para las acciones: Sección 7.2</text:p>
        </text:list-item>
        <text:list-item>
          <text:p text:style-name="P17"><text:span text:style-name="Código">&lt;xava:editor/&gt;</text:span> soporta propiedades calificadas: Sección 10.3</text:p>
        </text:list-item>
      </text:list>
      <text:h text:style-name="Heading_20_2" text:outline-level="2">¿Qué hay nuevo en OpenXava 2.0?</text:h>
      <text:list text:style-name="L7">
        <text:list-item>
          <text:p text:style-name="P18">Capa del model ahora es generado en formato POJO (Plain Old Java Object, Clases de Java Convencionales).</text:p>
        </text:list-item>
        <text:list-item>
          <text:p text:style-name="P18">La persistencia es manejada por Hibernate, esto permite desplegar las aplicaciones OpenXava en un simple Tomcat (or cualquier otro servidor de servlets que deseemos).</text:p>
        </text:list-item>
        <text:list-item>
          <text:p text:style-name="P18">Estereotype GALERIA_IMAGENES: Sección 3.8.2, página 28</text:p>
        </text:list-item>
        <text:list-item>
          <text:p text:style-name="P18">Añadido <text:span text:style-name="Código">IModelCalculator</text:span> , como alternativa mejor a <text:span text:style-name="Código">IEntityCalculator</text:span>: Sección 3.8.4, página 32</text:p>
        </text:list-item>
        <text:list-item>
          <text:p text:style-name="P18">Las secciónes anidadas están soportadas en las vistas: Sección 4.1, page 64</text:p>
        </text:list-item>
        <text:list-item>
          <text:p text:style-name="P18">Es posible acceder a variables de entorno desde un filtro: Sección 5.2, página 95</text:p>
        </text:list-item>
        <text:list-item>
          <text:p text:style-name="P18"><text:span text:style-name="Código">tipo-cmp</text:span> disponible para usar en mapeo de referencias: Sección 6.3, page 102</text:p>
        </text:list-item>
        <text:list-item>
          <text:p text:style-name="P18">Es posible ocultar y mostrar acciones en la Interfaz de Usuario: Sección 7.12, página 131</text:p>
        </text:list-item>
        <text:list-item>
          <text:p text:style-name="P18">Nuevo capítulo 10 Miscelanea: con explicaciones sobre relaciones muchos-a-muchos, uso de Hibernate dentro de OpenXava, vista personalizadas con JSP y la taglibs de OpenXava.</text:p>
        </text:list-item>
      </text:list>
      <text:p text:style-name="P19"/>
      <text:h text:style-name="P10" text:outline-level="1"><draw:frame draw:style-name="fr2" draw:name="Imagen38" text:anchor-type="paragraph" svg:width="16.999cm" svg:height="2.873cm" draw:z-index="18"><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8">
        <text:list-item>
          <text:p text:style-name="P20">La estructura de datos.</text:p>
        </text:list-item>
        <text:list-item>
          <text:p text:style-name="P20">Las validaciones, cálculos y en general toda la lógica de negocio asociada a ese concepto.</text:p>
        </text:list-item>
        <text:list-item>
          <text:p text:style-name="P20">Las posibles vista, esto es, la configuración de todos las posibles interfaces gráficas para este componente.</text:p>
        </text:list-item>
        <text:list-item>
          <text:p text:style-name="P20">Se define las posibilidades para la presentación tabular de los datos. Esto se usa para el modo lista (consultar y navegar por los datos), los listados, exportación a excel, etc.</text:p>
        </text:list-item>
        <text:list-item>
          <text:p text:style-name="P20">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9">
        <text:list-item>
          <text:p text:style-name="P21"><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21"><text:span text:style-name="Código">src[carpeta fuente]</text:span>: contiene el código fuente Java escrito por nosotros.</text:p>
        </text:list-item>
        <text:list-item>
          <text:p text:style-name="P21"><text:span text:style-name="Código">components</text:span>: Los archivos XML con las definiciones de nuestros componentes de negocio.</text:p>
        </text:list-item>
        <text:list-item>
          <text:p text:style-name="P21"><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21"><text:span text:style-name="Código">i18n</text:span>: Archivos de recursos con las etiquetas y mensajes en varios idiomas.</text:p>
        </text:list-item>
        <text:list-item>
          <text:p text:style-name="P21"><text:span text:style-name="Código">gen-src</text:span><text:span text:style-name="Código"><text:span text:style-name="Código">[carpeta fuente]</text:span></text:span>: Código generado por XDoclet. Solo necesario si usamos EJB.</text:p>
        </text:list-item>
        <text:list-item>
          <text:p text:style-name="P21"><text:span text:style-name="Código">gen-src-xava</text:span><text:span text:style-name="Código"><text:span text:style-name="Código">[carpeta fuente]</text:span></text:span>: Código generador por OpenXava.</text:p>
        </text:list-item>
        <text:list-item>
          <text:p text:style-name="P21"><text:span text:style-name="Código">properties</text:span><text:span text:style-name="Código"><text:span text:style-name="Código">[carpeta fuente]</text:span></text:span>: Archivos de propiedades para configurar nuestro aplicación.</text:p>
        </text:list-item>
        <text:list-item>
          <text:p text:style-name="P21"><text:span text:style-name="Código">build</text:span>: Archivos XML necesarios en una aplicación J2EE, algunos son generados y otros pueden ser editados manualmente.</text:p>
        </text:list-item>
        <text:list-item>
          <text:p text:style-name="P21"><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21"><text:span text:style-name="Código">data</text:span>: Útil para guardar los scripts para crear las tablas de nuestra aplicación, si aplicara.</text:p>
        </text:list-item>
        <text:list-item>
          <text:p text:style-name="P21"><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22">/&gt;</text:p>
      <text:p text:style-name="Text_20_body">Este es su significado:</text:p>
      <text:list text:style-name="L10">
        <text:list-item>
          <text:p text:style-name="P23"><text:span text:style-name="Código">nombre:</text:span> Es el nombre de la propiedad en el código Java generado y también sirve como identificador de esta propiedad dentro de los archivos OpenXava.</text:p>
        </text:list-item>
        <text:list-item>
          <text:p text:style-name="P23"><text:span text:style-name="Código">clave:</text:span> Indica si esta propiedad forma parte de la clave. La clave identifica a cada objeto de forma única y normalmente coincide con la clave en la tabla de base de datos.</text:p>
        </text:list-item>
        <text:list-item>
          <text:p text:style-name="P23"><text:span text:style-name="Código">longitud:</text:span> Longitud de los datos visualizados. Es opcional, pero suele ser útil para hacer mejores interfaces gráficos.</text:p>
        </text:list-item>
        <text:list-item>
          <text:p text:style-name="P23"><text:span text:style-name="Código">requerido:</text:span> Indica si hay que validar la existencia de información en esta propiedad antes de crear o modificar.</text:p>
        </text:list-item>
        <text:list-item>
          <text:p text:style-name="P23"><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list text:style-name="L11">
        <text:list-item>
          <text:p text:style-name="P24">Arrancamos la base de datos: Desde la línea de órdenes vamos a la carpeta <text:span text:style-name="Archivo_2f_Directorio">jetspeed-2.0/bin</text:span> y ejecutamos:</text:p>
        </text:list-item>
        <text:list-item>
          <text:p text:style-name="P25">En Linux/Unix: <text:span text:style-name="Código">./start-hsqldb.sh gestion-db 1666</text:span></text:p>
        </text:list-item>
        <text:list-item>
          <text:p text:style-name="P25">En Windows: <text:span text:style-name="Código">start-hsqldb gestion-db 1666</text:span></text:p>
        </text:list-item>
        <text:list-item>
          <text:p text:style-name="P26">Creamos la tabla:</text:p>
        </text:list-item>
        <text:list-item>
          <text:p text:style-name="P25">Editamos <text:span text:style-name="Archivo_2f_Directorio">Management/build.xml</text:span>. Buscamos la tarea ant <text:span text:style-name="T2">updateSchema</text:span>.</text:p>
        </text:list-item>
        <text:list-item>
          <text:p text:style-name="P25">Ponemos el valor correcto para <text:span text:style-name="Código">schema.path</text:span>, en este caso “<text:span text:style-name="Código">../OpenXavaTest/lib/hsqldb.jar</text:span>”.</text:p>
        </text:list-item>
        <text:list-item>
          <text:p text:style-name="P25">Ejecutamos la tarea ant <text:span text:style-name="T2">actualizarEsquema</text:span>.</text:p>
        </text:list-item>
        <text:list-item>
          <text:p text:style-name="P25">Arrancamos el Tomcat y ya está todo listo.</text:p>
        </text:list-item>
      </text:list>
      <text:h text:style-name="Heading_20_2" text:outline-level="2">Ejecutar nuestra aplicación</text:h>
      <text:p text:style-name="Text_20_body">Después de nuestro duro trabajo tenemos derecho a ver el fruto de nuestro sudor, así que allá vamos:</text:p>
      <text:list text:style-name="L12">
        <text:list-item>
          <text:p text:style-name="P27">Ejecutamos la tarea ant <text:span text:style-name="Punto_20_de_20_menú">desplegarWar</text:span>.</text:p>
        </text:list-item>
        <text:list-item>
          <text:p text:style-name="P27">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13">
        <text:list-item>
          <text:p text:style-name="P28">Ejecutamos la tarea ant <text:span text:style-name="Punto_20_de_20_menú">deplegarPortlets</text:span>.</text:p>
        </text:list-item>
        <text:list-item>
          <text:p text:style-name="P28">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14">
        <text:list-item>
          <text:p text:style-name="P29">Constructor: En el constructor indicamos el nombre de la aplicación y el nombre del módulo.</text:p>
        </text:list-item>
        <text:list-item>
          <text:p text:style-name="P29"><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9"><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9"><text:span text:style-name="Código">assertNoErrors</text:span>: Comprueba que no se hayan producido errores. En la interfaz gráfica los errores son mensajes en color rojo, que son añadidos por la lógica de la aplicación.</text:p>
        </text:list-item>
        <text:list-item>
          <text:p text:style-name="P29"><text:span text:style-name="Código">assertValue</text:span>: Comprueba que el valor contenido en un elemento del formulario es el indicado.</text:p>
        </text:list-item>
        <text:list-item>
          <text:p text:style-name="P29"><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30">#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0"><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15">
        <text:list-item>
          <text:p text:style-name="P31">Clases de Java convencionales (los famosos POJOs) para el modelo usando Hibernate para la persistencia.</text:p>
        </text:list-item>
        <text:list-item>
          <text:p text:style-name="P31">Los clásicos EntityBeans de EJB2 para el modelo y la persistencia.</text:p>
        </text:list-item>
        <text:list-item>
          <text:p text:style-name="P31">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6">
        <text:list-item>
          <text:p text:style-name="P32">Podemos decir que A <text:span text:style-name="T2">tiene</text:span> un B.</text:p>
        </text:list-item>
        <text:list-item>
          <text:p text:style-name="P32">Si A es borrado su B es borrado también.</text:p>
        </text:list-item>
        <text:list-item>
          <text:p text:style-name="P32">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7">
        <text:list-item>
          <text:p text:style-name="P33"><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33"><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33"><text:span text:style-name="Código">implementa</text:span> (varios, opcional): Para que el código generado implemente una o varias interfaces Java cualquiera.</text:p>
        </text:list-item>
        <text:list-item>
          <text:p text:style-name="P33"><text:span text:style-name="Código">propiedad</text:span> (varias, opcional): Las propiedades representan propiedades Java (con su <text:span text:style-name="T2">setter</text:span> y <text:span text:style-name="T2">getter</text:span>) en el código generado.</text:p>
        </text:list-item>
        <text:list-item>
          <text:p text:style-name="P33"><text:span text:style-name="Código">referencia</text:span> (varias, opcional): Referencias a otros modelos, podemos referenciar a la entidad de otro componente o a un agregado del nuestro.</text:p>
        </text:list-item>
        <text:list-item>
          <text:p text:style-name="P33"><text:span text:style-name="Código">coleccion</text:span> (varias, opcional): Colecciones de referencias, en el código generado se convierten en una propiedad que devuelve un <text:span text:style-name="Código">java.util.Collection</text:span>.</text:p>
        </text:list-item>
        <text:list-item>
          <text:p text:style-name="P33"><text:span text:style-name="Código">metodo</text:span> (varios, opcional): Para crear un método en el código generado, en este caso la lógica del método estará contenida en un calculador (<text:span text:style-name="Código">Icalculator</text:span>).</text:p>
        </text:list-item>
        <text:list-item>
          <text:p text:style-name="P33"><text:span text:style-name="Código">buscador</text:span> (varios, opcional): Usado para crear métodos de búsqueda, en el caso de EJB genera un <text:span text:style-name="T2">finder</text:span>.</text:p>
        </text:list-item>
        <text:list-item>
          <text:p text:style-name="P33"><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33"><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33"><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33"><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33"><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33"><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34"><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35"><text:tab/>...</text:p>
      <text:p text:style-name="Código"><text:span text:style-name="T12"><text:tab/></text:span><text:span text:style-name="T9">&lt;</text:span><text:span text:style-name="T10">session-factory</text:span><text:span text:style-name="T9">&gt;</text:span></text:p>
      <text:p text:style-name="P36"><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34"><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8">
        <text:list-header>
          <text:p text:style-name="P37">* @ejb:bean name="Familia" type="CMP" view-type="remote"</text:p>
          <text:p text:style-name="P37">*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9">
        <text:list-item>
          <text:p text:style-name="P38">La clase ha de descender de <text:span text:style-name="Código">org.openxava.ejbx.EJBReplicableBase</text:span></text:p>
        </text:list-item>
        <text:list-item>
          <text:p text:style-name="P38">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34"><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P35"><text:tab/><text:span text:style-name="T11">escala</text:span>=<text:span text:style-name="T13">"longitud"<text:tab/><text:tab/><text:tab/><text:tab/> </text:span>(6)<text:tab/>// Nuevo en v2.0.4</text:p>
      <text:p text:style-name="Código"><text:span text:style-name="T12"><text:tab/></text:span><text:span text:style-name="T11">requerido</text:span><text:span text:style-name="T12">=</text:span><text:span text:style-name="T13">"true|false"<text:tab/><text:tab/><text:tab/> </text:span><text:span text:style-name="T12">(7)</text:span></text:p>
      <text:p text:style-name="Código"><text:span text:style-name="T12"><text:tab/></text:span><text:span text:style-name="T11">clave</text:span><text:span text:style-name="T12">=</text:span><text:span text:style-name="T13">"true|false"<text:tab/><text:tab/><text:tab/><text:tab/> </text:span><text:span text:style-name="T12">(8)</text:span></text:p>
      <text:p text:style-name="Código"><text:span text:style-name="T12"><text:tab/></text:span><text:span text:style-name="T11">oculta</text:span><text:span text:style-name="T12">=</text:span><text:span text:style-name="T13">"true|false"<text:tab/><text:tab/><text:tab/><text:tab/> </text:span><text:span text:style-name="T12">(9)</text:span></text:p>
      <text:p text:style-name="P36">&gt;</text:p>
      <text:p text:style-name="Código"><text:span text:style-name="T9"><text:tab/>&lt;</text:span><text:span text:style-name="T10">valores-posibles </text:span><text:span text:style-name="T12">...</text:span><text:span text:style-name="T9">/&gt;</text:span><text:span text:style-name="T12"><text:tab/><text:tab/><text:tab/>(10)</text:span></text:p>
      <text:p text:style-name="Código"><text:span text:style-name="T12"><text:tab/></text:span><text:span text:style-name="T9">&lt;</text:span><text:span text:style-name="T10">calculador </text:span><text:span text:style-name="T12">...</text:span><text:span text:style-name="T9">/&gt;</text:span><text:span text:style-name="T12"><text:tab/><text:tab/><text:tab/><text:tab/>(11)</text:span></text:p>
      <text:p text:style-name="Código"><text:span text:style-name="T12"><text:tab/></text:span><text:span text:style-name="T9">&lt;</text:span><text:span text:style-name="T10">calculador-valor-defecto </text:span><text:span text:style-name="T12">...</text:span><text:span text:style-name="T9">/&gt;</text:span><text:span text:style-name="T12"><text:tab/><text:tab/>(12)</text:span></text:p>
      <text:p text:style-name="Código"><text:span text:style-name="T12"><text:tab/></text:span><text:span text:style-name="T9">&lt;</text:span><text:span text:style-name="T10">validador </text:span><text:span text:style-name="T12">...</text:span><text:span text:style-name="T9">/&gt;</text:span><text:span text:style-name="T12"> ....<text:tab/><text:tab/><text:tab/>(13)</text:span></text:p>
      <text:p text:style-name="Código"><text:span text:style-name="T17">&lt;/</text:span><text:span text:style-name="T18">propiedad</text:span><text:span text:style-name="T17">&gt;</text:span></text:p>
      <text:list text:style-name="L20">
        <text:list-item>
          <text:p text:style-name="P39"><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9"><text:span text:style-name="Código">etiqueta</text:span> (opcional): Etiqueta que se mostrará al usuario final. Es <text:span text:style-name="T3">mucho mejor</text:span> usar los archivos <text:span text:style-name="Archivo_2f_Directorio">i18n</text:span>.</text:p>
        </text:list-item>
        <text:list-item>
          <text:p text:style-name="P39"><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9"><text:span text:style-name="Código">estereotipo</text:span> (opcional): Permite especificar un comportamiento especial para cierta propiedades.</text:p>
        </text:list-item>
        <text:list-item>
          <text:p text:style-name="P39"><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39"><text:span text:style-name="Código">escala</text:span> (opcional): <text:span text:style-name="T2">(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39"><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9"><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9"><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9"><text:span text:style-name="Código">valores-posibles</text:span> (uno, opcional): Para indicar que la propiedad en cuestión solo puede tener un conjunto de valore fijos.</text:p>
        </text:list-item>
        <text:list-item>
          <text:p text:style-name="P39"><text:span text:style-name="Código">calculador</text:span> (uno, opcional): Para implementar la lógica de una propiedad calculada. Una propiedad calculada solo tiene <text:span text:style-name="T2">getter</text:span> y no se almacena en la base de datos.</text:p>
        </text:list-item>
        <text:list-item>
          <text:p text:style-name="P39"><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9"><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21">
        <text:list-item>
          <text:p text:style-name="P40">DINERO, MONEY</text:p>
        </text:list-item>
        <text:list-item>
          <text:p text:style-name="P40">FOTO, PHOTO, IMAGEN, IMAGE</text:p>
        </text:list-item>
        <text:list-item>
          <text:p text:style-name="P40">TEXTO_GRANDE, MEMO, TEXT_AREA</text:p>
        </text:list-item>
        <text:list-item>
          <text:p text:style-name="P40">ETIQUETA, LABEL</text:p>
        </text:list-item>
        <text:list-item>
          <text:p text:style-name="P40">ETIQUETA_NEGRITA, BOLD_LABEL</text:p>
        </text:list-item>
        <text:list-item>
          <text:p text:style-name="P40">HORA, TIME</text:p>
        </text:list-item>
      </text:list>
      <text:list text:style-name="L22">
        <text:list-item>
          <text:p text:style-name="P41">FECHAHORA, DATETIME</text:p>
        </text:list-item>
        <text:list-item>
          <text:p text:style-name="P41">GALERIA_IMAGENES, IMAGES_GALLERY (instrucciones en 3.8.2) <text:span text:style-name="T2">nuevo en v2.0</text:span></text:p>
        </text:list-item>
        <text:list-item>
          <text:p text:style-name="P42">RELLENADO_CON_CEROS, ZEROS_FILLED <text:span text:style-name="T2">nuevo en v2.0.2</text:span></text:p>
        </text:list-item>
        <text:list-item>
          <text:p text:style-name="P42">TEXTO_HTML, HTML_TEXT (texto con formato editable) <text:span text:style-name="T2">nuevo en v2.0.3</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43"><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43"><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43"><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9">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9">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9">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6"><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6"><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9">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poblacion"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e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moCadena" </text:span><text:span text:style-name="T11">tipo</text:span><text:span text:style-name="T12">=</text:span><text:span text:style-name="T13">"String"</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1" </text:span><text:span text:style-name="T11">desde</text:span><text:span text:style-name="T12">=</text:span><text:span text:style-name="T13">"calle"</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int2" </text:span><text:span text:style-name="T11">desde</text:span><text:span text:style-name="T12">=</text:span><text:span text:style-name="T13">"codigoPostal"</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3" </text:span><text:span text:style-name="T11">desde</text:span><text:span text:style-name="T12">=</text:span><text:span text:style-name="T13">"poblacion"</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4" </text:span><text:span text:style-name="T11">desde</text:span><text:span text:style-name="T12">=</text:span><text:span text:style-name="T13">"provincia.nombre"</text:span><text:span text:style-name="T9">/&gt;<text:tab/></text:span><text:span text:style-name="T12">(1)</text:span></text:p>
      <text:p text:style-name="Código"><text:span text:style-name="T12"><text:tab/><text:tab/><text:tab/></text:span><text:span text:style-name="T9">&lt;poner</text:span><text:span text:style-name="T10"> </text:span><text:span text:style-name="T11">propiedad</text:span><text:span text:style-name="T12">=</text:span><text:span text:style-name="T13">"int5" </text:span><text:span text:style-name="T11">desde</text:span><text:span text:style-name="T12">=</text:span><text:span text:style-name="T13">"cliente.codigo"</text:span><text:span text:style-name="T9">/&gt;<text:tab/><text:tab/></text:span><text:span text:style-name="T12">(2)</text:span></text:p>
      <text:p text:style-name="Código"><text:span text:style-name="T12"><text:tab/><text:tab/></text:span><text:span text:style-name="T9">&lt;/</text:span><text:span text:style-name="T10">calculad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9">&lt;/</text:span><text:span text:style-name="T10">agregado</text:span><text:span text:style-name="T9">&gt;</text:span><text:span text:style-name="T12"><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2">(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3">
        <text:list-item>
          <text:p text:style-name="P44"><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4"><text:span text:style-name="Código">Object valor</text:span>: El valor a validar.</text:p>
        </text:list-item>
        <text:list-item>
          <text:p text:style-name="P44"><text:span text:style-name="Código">String nombreObjeto</text:span>: Nombre del objeto al que pertenece la propiedad a validar. Útil para usarlo en los mensajes de error.</text:p>
        </text:list-item>
        <text:list-item>
          <text:p text:style-name="P44"><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3" text:outline-level="3">Validador por defecto <text:span text:style-name="T2">(nuevo en v2.0.3)</text:span></text:h>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24">
        <text:list-item>
          <text:p text:style-name="P45"><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5"><text:span text:style-name="Código">etiqueta</text:span> (opcional): Etiqueta que se mostrará al usuario final. Es <text:span text:style-name="T3">mucho mejor</text:span> usar los archivos i18n.</text:p>
        </text:list-item>
        <text:list-item>
          <text:p text:style-name="P45"><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5"><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5"><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5"><text:span text:style-name="Código">cometido-destino</text:span> (opcional): Usado solo en referencia dentro de colecciones. Ver más adelante.</text:p>
        </text:list-item>
        <text:list-item>
          <text:p text:style-name="P45"><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5">
        <text:list-item>
          <text:p text:style-name="P46">Una referencia a un agregado llamado <text:span text:style-name="Código">Direccion</text:span>, el nombre de la referencia será <text:span text:style-name="Código">direccion</text:span>.</text:p>
        </text:list-item>
        <text:list-item>
          <text:p text:style-name="P46">Una referencia a la entidad del componente <text:span text:style-name="Código">Comercial</text:span>. Se deduce el modelo a partir del nombre.</text:p>
        </text:list-item>
        <text:list-item>
          <text:p text:style-name="P46">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35"><text:span text:style-name="T11"><text:tab/>maximo</text:span>=<text:span text:style-name="T13">"N"<text:tab/><text:tab/><text:tab/><text:tab/></text:span>(4)<text:tab/>nuevo en v2.0.3</text:p>
      <text:p text:style-name="P36">&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17">&lt;/</text:span><text:span text:style-name="T18">coleccion</text:span><text:span text:style-name="T17">&gt;</text:span></text:p>
      <text:list text:style-name="L26">
        <text:list-item>
          <text:p text:style-name="P47"><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7"><text:span text:style-name="Código">etiqueta</text:span> (opcional): Etiqueta que se mostrará al usuario final. Es <text:span text:style-name="T3">mucho mejor</text:span> usar los archivos <text:span text:style-name="Archivo_2f_Directorio">i18n</text:span>.</text:p>
        </text:list-item>
        <text:list-item>
          <text:p text:style-name="P47"><text:span text:style-name="Código">minimo</text:span> (opcional): Indica el número mínimo de elementos esperados. Esto se valida antes de grabar.</text:p>
        </text:list-item>
        <text:list-item>
          <text:p text:style-name="P47"><text:span text:style-name="Código">maximo</text:span> (opcional): <text:span text:style-name="T2">(new in v2.0.3)</text:span> Indica el número máximo de elementos esperados. </text:p>
        </text:list-item>
        <text:list-item>
          <text:p text:style-name="P47"><text:span text:style-name="Código">referencia</text:span> (obligada): Con la sintaxis vista en el subtema anterior.</text:p>
        </text:list-item>
        <text:list-item>
          <text:p text:style-name="P47"><text:span text:style-name="Código">condicion</text:span> (opcional): Para restringir los elementos que aparecen en la colección.</text:p>
        </text:list-item>
        <text:list-item>
          <text:p text:style-name="P47"><text:span text:style-name="Código">orden</text:span> (opcional): Para que los elementos de la colección aparezcan en un determinado orden.</text:p>
        </text:list-item>
        <text:list-item>
          <text:p text:style-name="P47"><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7"><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7">
        <text:list-item>
          <text:p text:style-name="P48">La restricción de <text:span text:style-name="Código">minimo=”1”</text:span> hace que sea obligado que haya al menos una línea para que la factura sea válida.</text:p>
        </text:list-item>
        <text:list-item>
          <text:p text:style-name="P48">Con <text:span text:style-name="Código">orden</text:span> obligamos a que las <text:span text:style-name="Código">lineas</text:span> se devuelvan ordenadas por <text:span text:style-name="Código">tipoServicio</text:span>.</text:p>
        </text:list-item>
        <text:list-item>
          <text:p text:style-name="P48">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6">&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8">
        <text:list-item>
          <text:p text:style-name="P49"><text:span text:style-name="Código">nombre</text:span> (obligado): Es el nombre que tendrá el método en Java, por lo tanto ha de seguir la normativa para miembros Java, entre ellas empezar por minúscula.</text:p>
        </text:list-item>
        <text:list-item>
          <text:p text:style-name="P49"><text:span text:style-name="Código">tipo</text:span> (opcional, por defecto <text:span text:style-name="Código">void</text:span>): Corresponde a un tipo Java. Todos los tipos válidos como tipo de retorno de un método en Java son válidos aquí.</text:p>
        </text:list-item>
        <text:list-item>
          <text:p text:style-name="P49"><text:span text:style-name="Código">argumentos</text:span> (opcional): Lista de argumentos del método en formato Java.</text:p>
        </text:list-item>
        <text:list-item>
          <text:p text:style-name="P49"><text:span text:style-name="Código">excepciones</text:span> (opcional): Lista de excepciones que puede lanzar el método en formato Java.</text:p>
        </text:list-item>
        <text:list-item>
          <text:p text:style-name="P49"><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9">
        <text:list-item>
          <text:p text:style-name="P50">Un calculador para un método tiene autoridad moral para cambiar el estado del objeto.</text:p>
        </text:list-item>
        <text:list-item>
          <text:p text:style-name="P50">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6">&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51"/>
      <text:list text:style-name="L30">
        <text:list-item>
          <text:p text:style-name="P52"><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52"><text:span text:style-name="Código">argumentos</text:span> (obligado): Lista de argumentos del método en formato Java. Lo más aconsejable es usar tipos de datos simples.</text:p>
        </text:list-item>
        <text:list-item>
          <text:p text:style-name="P52"><text:span text:style-name="Código">coleccion</text:span> (opcional, por defecto <text:span text:style-name="Código">false</text:span>): Indica si el resultado va a ser un solo objeto o una colección.</text:p>
        </text:list-item>
        <text:list-item>
          <text:p text:style-name="P52"><text:span text:style-name="Código">condicion</text:span> (opcional): Una condición con sintaxis SQL/EJBQL en la que podemos usar los nombres de las propiedades entre <text:span text:style-name="Código">${}</text:span>.</text:p>
        </text:list-item>
        <text:list-item>
          <text:p text:style-name="P52"><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31">
        <text:list-item>
          <text:p text:style-name="P53"><text:span text:style-name="Código">clase</text:span> (obligado): Clase del calculador. Un calculador que implemente <text:span text:style-name="Código">ICalculator</text:span> u alguno de sus derivados.</text:p>
        </text:list-item>
        <text:list-item>
          <text:p text:style-name="P53"><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31" text:continue-numbering="true">
        <text:list-item>
          <text:p text:style-name="P53"><text:span text:style-name="Código">clase</text:span> (obligado): Clase del calculador. Un calculador que implemente <text:span text:style-name="Código">ICalculator</text:span> u alguno de sus derivados.</text:p>
        </text:list-item>
        <text:list-item>
          <text:p text:style-name="P53"><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6">&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32">
        <text:list-item>
          <text:p text:style-name="P54"><text:span text:style-name="Código">clase</text:span> (opcional, obligada si no se especifica nombre): Clase que implementa la validación. Ha de ser del tipo <text:span text:style-name="Código">IValidator</text:span>.</text:p>
        </text:list-item>
        <text:list-item>
          <text:p text:style-name="P54"><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4"><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4"><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6">&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33">
        <text:list-item>
          <text:p text:style-name="P55"><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5"><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5"><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4">
        <text:list-item>
          <text:p text:style-name="P56"><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6"><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6"><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43"><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1"><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6">&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5">
        <text:list-item>
          <text:p text:style-name="P57"><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7"><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7"><text:span text:style-name="Código">modelo</text:span> (opcional): Si es una vista de un agregado de este componente se pone aquí el nombre del agregado. Si no se pone nada se supone que es una vista de la entidad.</text:p>
        </text:list-item>
        <text:list-item>
          <text:p text:style-name="P57"><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7"><text:span text:style-name="Código">propiedad</text:span> (varios, opcional): Permite definir propiedades de la vista, es decir, información que se puede visualizar de cara al usuario y tratar programáticamente, pero no forma parte del modelo.</text:p>
        </text:list-item>
        <text:list-item>
          <text:p text:style-name="P57"><text:span text:style-name="Código">vista-propiedad</text:span> (varias, opcional): Para definir la forma en que queremos que se visualice cierta propiedad.</text:p>
        </text:list-item>
        <text:list-item>
          <text:p text:style-name="P57"><text:span text:style-name="Código">vista-referencia</text:span> (varias, opcional): Para definir la forma en que queremos que se visualice cierta referencia.</text:p>
        </text:list-item>
        <text:list-item>
          <text:p text:style-name="P57"><text:span text:style-name="Código">vista-coleccion</text:span> (varias, opcional): Para definir la forma en que queremos que se visualice cierta colección.</text:p>
        </text:list-item>
        <text:list-item>
          <text:p text:style-name="P57"><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nuevo en v2.0.3)</text:span> para mostrar un vínculo asociado a una acción propia dentro de la vista (ver sección 4.6).</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43"><text:span text:style-name="T9">&lt;</text:span><text:span text:style-name="T10">vista </text:span><text:span text:style-name="T11">miembros</text:span><text:span text:style-name="T12">=</text:span><text:span text:style-name="T13">"codigoZona; codigoOficina; codigo"</text:span><text:span text:style-name="T9">/&gt;</text:span></text:p>
      <text:p text:style-name="P58"/>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h text:style-name="Heading_20_3"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p text:style-name="Text_20_body">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9"><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2">Nuevo en v2.0.4:</text:span> A veces es útil distribuir los miembros alineándolos por columnas, como en una tabla. Por ejemplo, la siguiente vist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text:span><text:span text:style-name="T9">&gt;</text:span><text:span text:style-name="T12"> </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36">&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 </text:span><text:span text:style-name="T26">alineado-por-columnas</text:span><text:span text:style-name="T27">=</text:span><text:span text:style-name="T28">"true"</text:span><text:span text:style-name="T9">&gt;</text:span><text:span text:style-name="T12"> <text:tab/>(1)</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36">&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h text:style-name="Heading_20_3" text:outline-level="3">Secciones</text:h>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2">Nuevo en v2.0.4:</text:span> Al igual que en los grupos, las secciones permiten usar el atributo <text:s/><text:span text:style-name="Código">alineado-por-columna</text:span>, así:</text:p>
      <text:p text:style-name="Código"><text:span text:style-name="T9">&lt;</text:span><text:span text:style-name="T10">seccion </text:span><text:span text:style-name="T11">nombre</text:span><text:span text:style-name="T12">=</text:span><text:span text:style-name="T13">"importes" </text:span><text:span text:style-name="T26">alineado-por-columnas</text:span><text:span text:style-name="T27">=</text:span><text:span text:style-name="T28">"true"</text:span><text:span text:style-name="T9">&gt;</text:span> ... <text:span text:style-name="T9">&lt;/</text:span><text:span text:style-name="T10">seccion</text:span><text:span text:style-name="T9">&gt;</text:span></text:p>
      <text:p text:style-name="Text_20_body">Con el mismo efecto que en el caso de los grupos. Ver la sección 4.1.2.</text:p>
      <text:h text:style-name="Heading_20_3" text:outline-level="3">Filosofía para la disposición</text:h>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6">&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6">
        <text:list-item>
          <text:p text:style-name="P60"><text:span text:style-name="Código">propiedad</text:span> (obligado): Normalmente el nombre de una propiedad del modelo, aunque también puede ser el nombre de una propiedad propia de la vista.</text:p>
        </text:list-item>
        <text:list-item>
          <text:p text:style-name="P60"><text:span text:style-name="Código">etiqueta</text:span> (opcional): Para modificar la etiqueta que se sacará en esta vista para esta propiedad. Para esto es <text:span text:style-name="T3">mucho mejor</text:span> usar los archivos i18n.</text:p>
        </text:list-item>
        <text:list-item>
          <text:p text:style-name="P60"><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60"><text:span text:style-name="Código">formato-etiqueta</text:span> (opcional): Forma en que se visualiza la etiqueta para esta propiedad.</text:p>
        </text:list-item>
        <text:list-item>
          <text:p text:style-name="P60"><text:span text:style-name="Código">al-cambiar </text:span>(uno, opcional): Acción a realizar cuando cambia el valor de esta propiedad.</text:p>
        </text:list-item>
        <text:list-item>
          <text:p text:style-name="P60"><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61"/>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en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en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5"/>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P35"><text:tab/><text:span text:style-name="T11">modificar</text:span>=<text:span text:style-name="T13">"true|false"<text:tab/><text:tab/> </text:span>(6)<text:tab/>// Nuevo en v2.0.4</text:p>
      <text:p text:style-name="Código"><text:span text:style-name="T12"><text:tab/></text:span><text:span text:style-name="T11">buscar</text:span><text:span text:style-name="T12">=</text:span><text:span text:style-name="T13">"true|false"<text:tab/><text:tab/><text:tab/> </text:span><text:span text:style-name="T12">(7)</text:span></text:p>
      <text:p text:style-name="P35"><text:span text:style-name="T11"><text:tab/>como-agregado</text:span>=<text:span text:style-name="T13">"true|false"<text:tab/> </text:span>(8)<text:tab/>// Nuevo en v2.0.3</text:p>
      <text:p text:style-name="P36">&gt;</text:p>
      <text:p text:style-name="Código"><text:span text:style-name="T9"><text:tab/>&lt;</text:span><text:span text:style-name="T10">accion-buscar </text:span><text:span text:style-name="T12">... </text:span><text:span text:style-name="T9">/&gt;</text:span><text:span text:style-name="T12"><text:tab/><text:tab/> (9)</text:span></text:p>
      <text:p text:style-name="Código"><text:span text:style-name="T12"><text:tab/></text:span><text:span text:style-name="T9">&lt;</text:span><text:span text:style-name="T10">lista-descriptiones </text:span><text:span text:style-name="T12">... </text:span><text:span text:style-name="T9">/&gt;</text:span><text:span text:style-name="T12"><text:tab/>(10)</text:span></text:p>
      <text:p text:style-name="P35"><text:tab/><text:span text:style-name="T9">&lt;</text:span><text:span text:style-name="T10">accion </text:span>... <text:span text:style-name="T9">/&gt;</text:span> ...<text:tab/><text:tab/><text:tab/>(11)<text:tab/>// Nuevo en v2.0.1</text:p>
      <text:p text:style-name="Código"><text:span text:style-name="T17">&lt;/</text:span><text:span text:style-name="T18">vista-referencia</text:span><text:span text:style-name="T17">&gt;</text:span></text:p>
      <text:list text:style-name="L37">
        <text:list-item>
          <text:p text:style-name="P62"><text:span text:style-name="Código">referencia</text:span> (obligado): Nombre de la referencia del modelo de la que se quiere personalizar la visualización.</text:p>
        </text:list-item>
        <text:list-item>
          <text:p text:style-name="P62"><text:span text:style-name="Código">vista</text:span> (opcional): Si omitimos este atributo usa la vista por defecto del objeto referenciado para visualizarlo, con este atributo podemos indicar que use otra vista.</text:p>
        </text:list-item>
        <text:list-item>
          <text:p text:style-name="P62"><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62"><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62"><text:span text:style-name="Código">crear</text:span> (opcional): Indica si el usuario ha de tener opción para crear o no un nuevo objeto del tipo referenciado. Por defecto vale <text:span text:style-name="Código">true</text:span>.</text:p>
        </text:list-item>
        <text:list-item>
          <text:p text:style-name="P62"><text:span text:style-name="Código">modificar</text:span> (opcional): <text:span text:style-name="T2">(nuevo en v2.0.4)</text:span> Indica si el usuario ha de tener opción para modificar o no el objeto actualmente referenciado. Por defecto vale <text:span text:style-name="Código">true</text:span>.</text:p>
        </text:list-item>
        <text:list-item>
          <text:p text:style-name="P62"><text:span text:style-name="Código">buscar</text:span> (opcional): Indica si el usuario va a tener un vínculo para poder realizar búsquedas con una lista, filtros, etc. Por defecto vale <text:span text:style-name="Código">true</text:span>.</text:p>
        </text:list-item>
        <text:list-item>
          <text:p text:style-name="P62"><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62"><text:span text:style-name="Código">accion-buscar</text:span> (una, opcional): Nos permite especificar nuestra propia acción de búsqueda.</text:p>
        </text:list-item>
        <text:list-item>
          <text:p text:style-name="P62"><text:span text:style-name="Código">lista-descripciones</text:span>: Permite visualizar los datos como una lista descripciones, típicamente un combo. Práctico cuando hay pocos elementos del objeto referenciado.</text:p>
        </text:list-item>
        <text:list-item>
          <text:p text:style-name="P62"><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 <text:span text:style-name="T2">(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43"><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63"><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35"><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9">&lt;</text:span><text:span text:style-name="T10">controlador </text:span><text:span text:style-name="T11">nombre</text:span><text:span text:style-name="T12">=</text:span><text:span text:style-name="T13">"Almacen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h text:style-name="Heading_20_3" text:outline-level="3">Acción de modificación propia <text:span text:style-name="T2">(new in v2.0.4)</text:span></text:h>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64">&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64">--&gt;</text:p>
      <text:p text:style-name="Código"><text:span text:style-name="T9">&lt;</text:span><text:span text:style-name="T10">controlador </text:span><text:span text:style-name="T11">nombre</text:span><text:span text:style-name="T12">=</text:span><text:span text:style-name="T13">"AlmacenModification"</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Modific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search"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Modificar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text:span><text:span text:style-name="T9">&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22">/&gt;</text:p>
      <text:list text:style-name="L38">
        <text:list-item>
          <text:p text:style-name="P65"><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5"><text:span text:style-name="Código">propiedad-descripciones</text:span> (opcional): Como propiedad-descripcion (y además exclusiva con ella) pero permite poner una lista de propiedades separadas por comas. Al usuario le aparecen concatenadas.</text:p>
        </text:list-item>
        <text:list-item>
          <text:p text:style-name="P65"><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5"><text:span text:style-name="Código">condicion</text:span> (opcional): Permite poner una condición (al estilo SQL) para filtrar los valores que aparecen en la lista de descripciones.</text:p>
        </text:list-item>
        <text:list-item>
          <text:p text:style-name="P65"><text:span text:style-name="Código">ordenado-por-clave</text:span> (opcional): Por defecto los datos salen ordenados por descripción, pero si ponemos está propiedad a <text:span text:style-name="Código">true</text:span> saldrán ordenados por clave.</text:p>
        </text:list-item>
        <text:list-item>
          <text:p text:style-name="P65"><text:span text:style-name="Código">orden</text:span> (opcional): Permite poner un orden (al estilo SQL) para los valores que aparecen en la lista de descripciones.</text:p>
        </text:list-item>
        <text:list-item>
          <text:p text:style-name="P65"><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tab/> </text:span><text:span text:style-name="T12">(1)</text:span></text:p>
      <text:p text:style-name="Código"><text:span text:style-name="T12"><text:tab/></text:span><text:span text:style-name="T11">vista</text:span><text:span text:style-name="T12">=</text:span><text:span text:style-name="T13">"vista"<text:tab/><text:tab/><text:tab/> <text:s/><text:tab/> </text:span><text:span text:style-name="T12">(2)</text:span></text:p>
      <text:p text:style-name="Código"><text:span text:style-name="T12"><text:tab/></text:span><text:span text:style-name="T11">solo-lectura</text:span><text:span text:style-name="T12">=</text:span><text:span text:style-name="T13">"true|false"<text:tab/><text:tab/> <text:s/><text:tab/> </text:span><text:span text:style-name="T12">(3)</text:span></text:p>
      <text:p text:style-name="Código"><text:span text:style-name="T12"><text:tab/></text:span><text:span text:style-name="T11">solo-edicion</text:span><text:span text:style-name="T12">=</text:span><text:span text:style-name="T13">"true|false"<text:tab/><text:tab/> <text:s/><text:tab/> </text:span><text:span text:style-name="T12">(4)</text:span></text:p>
      <text:p text:style-name="Código"><text:span text:style-name="T12"><text:tab/></text:span><text:span text:style-name="T11">crear-referencia</text:span><text:span text:style-name="T12">=</text:span><text:span text:style-name="T13">"true|false"<text:tab/> <text:s/><text:tab/> </text:span><text:span text:style-name="T12">(5) </text:span></text:p>
      <text:p text:style-name="P35"><text:span text:style-name="T11"><text:tab/>modificar-referencia</text:span>=<text:span text:style-name="T13">"true|false" <text:s/><text:tab/> </text:span>(6) nuevo en v2.0.4</text:p>
      <text:p text:style-name="P35"><text:span text:style-name="T11"><text:tab/>como-agregado</text:span>=<text:span text:style-name="T13">"true|false"<text:tab/> <text:s/><text:tab/> </text:span>(7) nuevo en v2.0.2</text:p>
      <text:p text:style-name="P36">&gt;</text:p>
      <text:p text:style-name="Código"><text:span text:style-name="T9"><text:tab/>&lt;</text:span><text:span text:style-name="T10">propiedades-lista </text:span><text:span text:style-name="T12">... </text:span><text:span text:style-name="T9">/&gt;</text:span><text:span text:style-name="T12"><text:tab/><text:tab/> <text:s/><text:tab/> (8)</text:span></text:p>
      <text:p text:style-name="Código"><text:span text:style-name="T12"><text:tab/></text:span><text:span text:style-name="T9">&lt;</text:span><text:span text:style-name="T10">accion-editar </text:span><text:span text:style-name="T12">... </text:span><text:span text:style-name="T9">/&gt;</text:span><text:span text:style-name="T12"><text:tab/><text:tab/> <text:s/><text:tab/> (9)</text:span></text:p>
      <text:p text:style-name="Código"><text:span text:style-name="T12"><text:tab/></text:span><text:span text:style-name="T9">&lt;</text:span><text:span text:style-name="T10">accion-ver </text:span><text:span text:style-name="T12">... </text:span><text:span text:style-name="T9">/&gt;</text:span><text:span text:style-name="T12"><text:tab/><text:tab/><text:tab/> <text:tab/>(10)</text:span></text:p>
      <text:p text:style-name="P35"><text:tab/><text:span text:style-name="T9">&lt;</text:span><text:span text:style-name="T10">accion-nuevo </text:span>... <text:span text:style-name="T9">/&gt;</text:span><text:tab/><text:tab/> <text:tab/>(11) nuevo en v2.0.2</text:p>
      <text:p text:style-name="P35"><text:tab/><text:span text:style-name="T9">&lt;accion-grabar</text:span><text:span text:style-name="T10"> </text:span>... <text:span text:style-name="T9">/&gt;</text:span><text:tab/><text:tab/> <text:tab/>(12) nuevo en v2.0.2</text:p>
      <text:p text:style-name="P35"><text:tab/><text:span text:style-name="T9">&lt;accion-ocultar-detalle</text:span><text:span text:style-name="T10"> </text:span>... <text:span text:style-name="T9">/&gt;</text:span><text:tab/> <text:tab/>(13) nuevo en v2.0.2</text:p>
      <text:p text:style-name="P35"><text:span text:style-name="T9"><text:tab/>&lt;accion-quitar</text:span><text:span text:style-name="T10"> </text:span>... <text:span text:style-name="T9">/&gt;</text:span><text:tab/><text:tab/> <text:tab/>(14) nuevo en v2.0.2 </text:p>
      <text:p text:style-name="P35"><text:tab/><text:span text:style-name="T9">&lt;accion-quitar-seleccionados</text:span><text:span text:style-name="T10"> </text:span>... <text:span text:style-name="T9">/&gt;</text:span><text:tab/>(15) nuevo en v2.1</text:p>
      <text:p text:style-name="Código"><text:span text:style-name="T12"><text:tab/></text:span><text:span text:style-name="T9">&lt;</text:span><text:span text:style-name="T10">accion-lista </text:span><text:span text:style-name="T12">... </text:span><text:span text:style-name="T9">/&gt;</text:span><text:span text:style-name="T12"> ...<text:tab/><text:tab/> <text:tab/>(16)</text:span></text:p>
      <text:p text:style-name="Código"><text:span text:style-name="T12"><text:tab/></text:span><text:span text:style-name="T9">&lt;</text:span><text:span text:style-name="T10">accion-detalle </text:span><text:span text:style-name="T12">... </text:span><text:span text:style-name="T9">/&gt;</text:span><text:span text:style-name="T12"> ...<text:tab/> <text:tab/>(17)</text:span></text:p>
      <text:p text:style-name="Código"><text:span text:style-name="T17">&lt;/</text:span><text:span text:style-name="T18">vista-coleccion</text:span><text:span text:style-name="T17">&gt;</text:span></text:p>
      <text:list text:style-name="L39">
        <text:list-item>
          <text:p text:style-name="P66"><text:span text:style-name="Código">coleccion</text:span> (obligado): Indica la colección de la que se quiere personalizar la presentación.</text:p>
        </text:list-item>
        <text:list-item>
          <text:p text:style-name="P66"><text:span text:style-name="Código">vista</text:span> (opcional): La vista del objeto referenciado que se ha de usar para representar el detalle. Por defecto usa la vista por defecto.</text:p>
        </text:list-item>
        <text:list-item>
          <text:p text:style-name="P66"><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6"><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6"><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6"><text:span text:style-name="Código">modificar-referencia</text:span> (opcional): <text:span text:style-name="T2">(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66"><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6"><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6"><text:span text:style-name="Código">accion-editar</text:span> (una, opcional): Permite sobreescribir la acción que inicia la edición de un elemento de la colección. Esta es la acción mostrada en cada fila cuando la colección es editable.</text:p>
        </text:list-item>
        <text:list-item>
          <text:p text:style-name="P66"><text:span text:style-name="Código">accion-ver</text:span> (una, opcional): Permite sobreescribir la acción para visualizar un elemento de la colección. Esta es la acción mostrada en cada fila cuando la colección es de solo lectura.</text:p>
        </text:list-item>
        <text:list-item>
          <text:p text:style-name="P66"><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6"><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6"><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6"><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6"><text:span text:style-name="Código">accion-quitar-seleccionados</text:span> (una, opcional): <text:span text:style-name="T2">(nuevo en v2.1)</text:span> Permite definir nuestra propia acción para quitar los elementos seleccionados de la colección. Ésta es la acción que se ejecuta al seleccionar algunas filas y pulsar en el vínculo 'Quitar seleccionados'.</text:p>
        </text:list-item>
        <text:list-item>
          <text:p text:style-name="P66"><text:span text:style-name="Código">accion-lista</text:span> (varias, opcional): Para poder añadir acciones en el modo lista; normalmente acciones cuyo alcance es la colección entera.</text:p>
        </text:list-item>
        <text:list-item>
          <text:p text:style-name="P66"><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43"><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ew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h text:style-name="Heading_20_3" text:outline-level="3">Refinar comportamiento por defecto para la vista de colección <text:span text:style-name="T2">(nuevo en v2.0.2)</text:span></text:h>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Acciones de la vista (nuevo en v2.0.3)</text:h>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6">&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40">
        <text:list-item>
          <text:p text:style-name="P67"><text:span text:style-name="Código">url</text:span> (obligado): URL de la página JSP que implementa el editor.</text:p>
        </text:list-item>
        <text:list-item>
          <text:p text:style-name="P67"><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7"><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7"><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7"><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7"><text:span text:style-name="Código">propiedad</text:span> (varias, opcional): Permite enviar valores al editor, de esta forma podemos configurar un editor y poder usarlo en diferente situaciones.</text:p>
        </text:list-item>
        <text:list-item>
          <text:p text:style-name="P67"><text:span text:style-name="Código">formateador</text:span> (uno, opcional): Clase java para definir la conversión de Java a HTML y de HTML a Java.</text:p>
        </text:list-item>
        <text:list-item>
          <text:p text:style-name="P67"><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9">&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29">%&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30">(1)</text:span></text:p>
      <text:p text:style-name="Código"><text:span text:style-name="T12">MetaProperty p = (MetaProperty) </text:span><text:span text:style-name="T21">request</text:span><text:span text:style-name="T12">.getAttribute(propertyKey);<text:tab/><text:tab/>// </text:span><text:span text:style-name="T30">(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30">(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30">(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30">(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30">(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30">(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30">(5)</text:span></text:p>
      <text:p text:style-name="Código">%&gt;</text:p>
      <text:p text:style-name="Código"><text:span text:style-name="T12">&lt;input name="</text:span><text:span text:style-name="T29">&lt;%=</text:span><text:span text:style-name="T12">propertyKey</text:span><text:span text:style-name="T29">%&gt;</text:span><text:span text:style-name="T12">" class=editor<text:tab/><text:tab/><text:tab/><text:tab/><text:tab/>&lt;!-- </text:span><text:span text:style-name="T30">(1)</text:span><text:span text:style-name="T12"> --&gt;</text:span></text:p>
      <text:p text:style-name="Código"><text:tab/>type="text" </text:p>
      <text:p text:style-name="Código"><text:span text:style-name="T12"><text:tab/>title="</text:span><text:span text:style-name="T29">&lt;%=</text:span><text:span text:style-name="T12">p.getDescription(</text:span><text:span text:style-name="T21">request</text:span><text:span text:style-name="T12">)</text:span><text:span text:style-name="T29">%&gt;</text:span><text:span text:style-name="T12">"</text:span></text:p>
      <text:p text:style-name="Código"><text:span text:style-name="T12"><text:tab/>align='</text:span><text:span text:style-name="T29">&lt;%=</text:span><text:span text:style-name="T12">align</text:span><text:span text:style-name="T29">%&gt;</text:span><text:span text:style-name="T12">'<text:tab/><text:tab/><text:tab/><text:tab/><text:tab/><text:tab/><text:tab/><text:tab/>&lt;!-- </text:span><text:span text:style-name="T30">(4)</text:span><text:span text:style-name="T12"> --&gt;</text:span></text:p>
      <text:p text:style-name="Código"><text:span text:style-name="T12"><text:tab/>maxlength="</text:span><text:span text:style-name="T29">&lt;%=</text:span><text:span text:style-name="T12">p.getSize()</text:span><text:span text:style-name="T29">%&gt;</text:span><text:span text:style-name="T12">" </text:span></text:p>
      <text:p text:style-name="Código"><text:span text:style-name="T12"><text:tab/>size="</text:span><text:span text:style-name="T29">&lt;%=</text:span><text:span text:style-name="T12">p.getSize()</text:span><text:span text:style-name="T29">%&gt;</text:span><text:span text:style-name="T12">" </text:span></text:p>
      <text:p text:style-name="Código"><text:span text:style-name="T12"><text:tab/>value="</text:span><text:span text:style-name="T29">&lt;%=</text:span><text:span text:style-name="T12">fvalue</text:span><text:span text:style-name="T29">%&gt;</text:span><text:span text:style-name="T12">"<text:tab/><text:tab/><text:tab/><text:tab/><text:tab/><text:tab/><text:tab/><text:tab/>&lt;!-- </text:span><text:span text:style-name="T30">(3)</text:span><text:span text:style-name="T12"> --&gt;</text:span></text:p>
      <text:p text:style-name="Código"><text:span text:style-name="T12"><text:tab/></text:span><text:span text:style-name="T29">&lt;%=</text:span><text:span text:style-name="T12">disabled</text:span><text:span text:style-name="T29">%&gt;<text:tab/><text:tab/><text:tab/><text:tab/><text:tab/><text:tab/><text:tab/><text:tab/></text:span><text:span text:style-name="T12">&lt;!-- </text:span><text:span text:style-name="T30">(5)</text:span><text:span text:style-name="T12"> --&gt;</text:span></text:p>
      <text:p text:style-name="Código"><text:span text:style-name="T12"><text:tab/></text:span><text:span text:style-name="T29">&lt;%=</text:span><text:span text:style-name="T12">script</text:span><text:span text:style-name="T29">%&gt;<text:tab/><text:tab/><text:tab/><text:tab/><text:tab/><text:tab/><text:tab/><text:tab/><text:tab/></text:span><text:span text:style-name="T12">&lt;!-- </text:span><text:span text:style-name="T30">(6)</text:span><text:span text:style-name="T12"> --&gt;</text:span><text:span text:style-name="T29"><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29">&lt;%=</text:span><text:span text:style-name="T12">fvalue</text:span><text:span text:style-name="T29">%&gt;</text:span><text:span text:style-name="T12">&amp;nbsp;<text:tab/></text:span></text:p>
      <text:p text:style-name="Código">&lt;%</text:p>
      <text:p text:style-name="Código">}</text:p>
      <text:p text:style-name="Código">%&gt;</text:p>
      <text:p text:style-name="Código"><text:span text:style-name="T29">&lt;%</text:span><text:span text:style-name="T12"> </text:span><text:span text:style-name="T21">if</text:span><text:span text:style-name="T12"> (!editable) { </text:span><text:span text:style-name="T29">%&gt;</text:span></text:p>
      <text:p text:style-name="Código"><text:span text:style-name="T12"><text:tab/>&lt;input type="hidden" name="</text:span><text:span text:style-name="T29">&lt;%=</text:span><text:span text:style-name="T12">propertyKey</text:span><text:span text:style-name="T29">%&gt;</text:span><text:span text:style-name="T12">" value="</text:span><text:span text:style-name="T29">&lt;%=</text:span><text:span text:style-name="T12">fvalue</text:span><text:span text:style-name="T29">%&gt;</text:span><text:span text:style-name="T12">"&gt;</text:span></text:p>
      <text:p text:style-name="Código"><text:span text:style-name="T29">&lt;%</text:span><text:span text:style-name="T12"> } </text:span><text:span text:style-name="T29">%&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1">&lt;%@ </text:span><text:span text:style-name="T10">page </text:span><text:span text:style-name="T11">import</text:span><text:span text:style-name="T12">=</text:span><text:span text:style-name="T13">"java.util.Collection" </text:span><text:span text:style-name="T31">%&gt;</text:span></text:p>
      <text:p text:style-name="Código"><text:span text:style-name="T31">&lt;%@ </text:span><text:span text:style-name="T10">page </text:span><text:span text:style-name="T11">import</text:span><text:span text:style-name="T12">=</text:span><text:span text:style-name="T13">"java.util.Collections" </text:span><text:span text:style-name="T31">%&gt;</text:span></text:p>
      <text:p text:style-name="Código"><text:span text:style-name="T31">&lt;%@ </text:span><text:span text:style-name="T10">page </text:span><text:span text:style-name="T11">import</text:span><text:span text:style-name="T12">=</text:span><text:span text:style-name="T13">"java.util.Arrays" </text:span><text:span text:style-name="T31">%&gt;</text:span></text:p>
      <text:p text:style-name="Código"><text:span text:style-name="T31">&lt;%@ </text:span><text:span text:style-name="T10">page </text:span><text:span text:style-name="T11">import</text:span><text:span text:style-name="T12">=</text:span><text:span text:style-name="T13">"org.openxava.util.Labels" </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30">(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31">&lt;%=</text:span><text:span text:style-name="T12">propertyKey</text:span><text:span text:style-name="T31">%&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31">&lt;%=</text:span><text:span text:style-name="T12">style.getEditor()</text:span><text:span text:style-name="T31">%&gt;</text:span><text:span text:style-name="T12"> </text:span></text:p>
      <text:p text:style-name="Código"><text:span text:style-name="T12"><text:tab/></text:span><text:span text:style-name="T31">&lt;%=</text:span><text:span text:style-name="T12">disabled</text:span><text:span text:style-name="T31">%&gt;</text:span></text:p>
      <text:p text:style-name="Código"><text:span text:style-name="T12"><text:tab/></text:span><text:span text:style-name="T31">&lt;%=</text:span><text:span text:style-name="T12">script</text:span><text:span text:style-name="T31">%&gt;</text:span><text:span text:style-name="T9">&gt;</text:span></text:p>
      <text:p text:style-name="Código"><text:span text:style-name="T12"><text:tab/></text:span><text:span text:style-name="T31">&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31">%&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31">&lt;%=</text:span><text:span text:style-name="T12">i</text:span><text:span text:style-name="T31">%&gt;</text:span>"<text:span text:style-name="T12"> </text:span><text:span text:style-name="T31">&lt;%=</text:span><text:span text:style-name="T12">selected</text:span><text:span text:style-name="T31">%&gt;</text:span><text:span text:style-name="T9">&gt;</text:span></text:p>
      <text:p text:style-name="Código"><text:span text:style-name="T9"><text:tab/><text:tab/></text:span><text:span text:style-name="T31">&lt;%=</text:span><text:span text:style-name="T12">Labels.get(</text:span><text:span text:style-name="T13">"regions."</text:span><text:span text:style-name="T12"> + i, request.getLocale())</text:span><text:span text:style-name="T31">%&gt;</text:span></text:p>
      <text:p text:style-name="Código"><text:span text:style-name="T31"><text:tab/></text:span><text:span text:style-name="T9">&lt;/</text:span><text:span text:style-name="T10">option</text:span><text:span text:style-name="T9">&gt;</text:span></text:p>
      <text:p text:style-name="Código"><text:span text:style-name="T12"><text:tab/></text:span><text:span text:style-name="T31">&lt;%</text:span></text:p>
      <text:p text:style-name="Código"><text:tab/>}</text:p>
      <text:p text:style-name="Código"><text:span text:style-name="T12"><text:tab/></text:span><text:span text:style-name="T31">%&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31">&lt;%=</text:span><text:span text:style-name="T12">Labels.get(</text:span><text:span text:style-name="T13">"regions."</text:span><text:span text:style-name="T12"> + fvalues[i], request.getLocale())</text:span><text:span text:style-name="T31">%&gt;</text:span></text:p>
      <text:p text:style-name="Código">&lt;%</text:p>
      <text:p text:style-name="Código"><text:tab/>}</text:p>
      <text:p text:style-name="Código">}</text:p>
      <text:p text:style-name="Código">%&gt;</text:p>
      <text:p text:style-name="Código"/>
      <text:p text:style-name="Código"><text:span text:style-name="T31">&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31">&lt;%=</text:span><text:span text:style-name="T12">propertyKey</text:span><text:span text:style-name="T31">%&gt;</text:span>"<text:span text:style-name="T12"> </text:span><text:span text:style-name="T11">value</text:span><text:span text:style-name="T12">=</text:span>"<text:span text:style-name="T31">&lt;%=</text:span><text:span text:style-name="T12">fvalues[i]</text:span><text:span text:style-name="T31">%&gt;</text:span>"<text:span text:style-name="T9">&gt;</text:span><text:span text:style-name="T12"><text:tab/><text:tab/></text:span></text:p>
      <text:p text:style-name="Código">&lt;%</text:p>
      <text:p text:style-name="Código"><text:tab/>}</text:p>
      <text:p text:style-name="Código">} </text:p>
      <text:p text:style-name="Código"><text:span text:style-name="T31">%&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41">
        <text:list-item>
          <text:p text:style-name="P68"><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8"><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8"><text:span text:style-name="Código">propiedadDescripcion</text:span> o <text:span text:style-name="Código">propiedadesDescripcion</text:span>: Propiedad o lista de propiedades a visualizar en el combo.</text:p>
        </text:list-item>
        <text:list-item>
          <text:p text:style-name="P68"><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8"><text:span text:style-name="Código">readOnlyAsLabel</text:span>: Si cuando es de solo lectura se ha de visualizar como una etiqueta. Por defecto es <text:span text:style-name="Código">false</text:span>.</text:p>
        </text:list-item>
        <text:list-item>
          <text:p text:style-name="P68"><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8"><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8"><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8"><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2"><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42">
        <text:list-item>
          <text:p text:style-name="P69">Filtrar por cualquier columna o combinación de ellas.</text:p>
        </text:list-item>
        <text:list-item>
          <text:p text:style-name="P69">Ordenar por cualquier columna con un simple click.</text:p>
        </text:list-item>
        <text:list-item>
          <text:p text:style-name="P69">Visualizar los datos paginados, y así podemos leer eficientemente tablas de millones de registros.</text:p>
        </text:list-item>
        <text:list-item>
          <text:p text:style-name="P69">Personalizar la lista: añadir, quitar y cambiar de orden las columnas (con el lapicito que hay en la parte superior izquierdas). Las personalizaciones se recuerdan por cada usuario.</text:p>
        </text:list-item>
        <text:list-item>
          <text:p text:style-name="P69">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6">&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3">
        <text:list-item>
          <text:p text:style-name="P70"><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70"><text:span text:style-name="Código">filtro</text:span> (uno, opcional): Permite definir programáticamente un filtro a realizar sobre los valores que introduce el usuario cuando quiere filtrar.</text:p>
        </text:list-item>
        <text:list-item>
          <text:p text:style-name="P70"><text:span text:style-name="Código">estilo-fila</text:span> (varios, opcional): Una forma sencilla de especificar una estilo de visualización diferente para ciertas filas. Normalmente para resaltar filas que cumplen cierta condición.</text:p>
        </text:list-item>
        <text:list-item>
          <text:p text:style-name="P70"><text:span text:style-name="Código">propiedades</text:span> (uno, opcional): La lista de propiedades a visualizar inicialmente. Pueden ser calificadas.</text:p>
        </text:list-item>
        <text:list-item>
          <text:p text:style-name="P70"><text:span text:style-name="Código">condicion-base</text:span> (una, opcional): Es una condición que aplicará siempre a los datos visualizados añadiendose a las que pueda poner el usuario.</text:p>
        </text:list-item>
        <text:list-item>
          <text:p text:style-name="P70"><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43"><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4">
        <text:list-item>
          <text:p text:style-name="P71">Hibernate 3.1.</text:p>
        </text:list-item>
      </text:list>
      <text:list text:style-name="L45">
        <text:list-item>
          <text:p text:style-name="P72">EntityBeans CMP 2 de JBoss 3.2.x y 4.0.x.</text:p>
        </text:list-item>
        <text:list-item>
          <text:p text:style-name="P72">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6">
        <text:list-item>
          <text:p text:style-name="P73"><text:span text:style-name="Código">tabla</text:span> (obligado): Para relacionar la entidad principal del componente con esa tabla.</text:p>
        </text:list-item>
        <text:list-item>
          <text:p text:style-name="P73"><text:span text:style-name="Código">mapeo-propiedad</text:span> (varios, opcional): Mapea una propiedad con una columna de la tabla de base de datos.</text:p>
        </text:list-item>
        <text:list-item>
          <text:p text:style-name="P73"><text:span text:style-name="Código">mapeo-referencia</text:span> (varios, opcional): Mapea una referencia con una o más columna de la tabla de base de datos.</text:p>
        </text:list-item>
        <text:list-item>
          <text:p text:style-name="P73"><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7">
        <text:list-item>
          <text:p text:style-name="P74"><text:span text:style-name="Código">propiedad-modelo</text:span> (obligada): El nombre de una propiedad definida en la parte del modelo.</text:p>
        </text:list-item>
        <text:list-item>
          <text:p text:style-name="P74"><text:span text:style-name="Código">columna-tabla</text:span> (obligada): Nombre de la columna de la tabla.</text:p>
        </text:list-item>
        <text:list-item>
          <text:p text:style-name="P74"><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4"><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6">&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8">
        <text:list-item>
          <text:p text:style-name="P75"><text:span text:style-name="Código">referencia</text:span> (obligada): La referencia que se quiere mapear.</text:p>
        </text:list-item>
        <text:list-item>
          <text:p text:style-name="P75"><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6"><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6">&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9">
        <text:list-item>
          <text:p text:style-name="P77"><text:span text:style-name="Código">propiedad-modelo</text:span> (obligada): Nombre de la propiedad que se quiere mapear.</text:p>
        </text:list-item>
        <text:list-item>
          <text:p text:style-name="P77"><text:span text:style-name="Código">conversor</text:span> (uno, obligado): Clase con la lógica para hacer la conversión de Java a base de datos y viceversa. Ha de implementar <text:span text:style-name="Código">IMultipleConverter</text:span>.</text:p>
        </text:list-item>
        <text:list-item>
          <text:p text:style-name="P77"><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50">
        <text:list-item>
          <text:p text:style-name="P78">Ofrezca gran flexibilidad para mapear contra bases de datos legadas.</text:p>
        </text:list-item>
        <text:list-item>
          <text:p text:style-name="P78">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4"><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51">
        <text:list-item>
          <text:p text:style-name="P79"><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9"><text:span text:style-name="Código">objeto</text:span> (varios, opcional): Define objetos Java de sesión, es decir objetos que se crean y existen durante toda la sesión del usuario.</text:p>
        </text:list-item>
        <text:list-item>
          <text:p text:style-name="P79"><text:span text:style-name="Código">controlador</text:span> (varios, obligado): Los controladores son agrupaciones de acciones.</text:p>
        </text:list-item>
      </text:list>
      <text:h text:style-name="Heading_20_2" text:outline-level="2">Variable de entorno</text:h>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9">&lt;</text:span><text:span text:style-name="T10">var-entorno </text:span></text:p>
      <text:p text:style-name="Código"><text:span text:style-name="T10"><text:tab/></text:span><text:span text:style-name="T11">nombre</text:span><text:span text:style-name="T12">=</text:span><text:span text:style-name="T13">"nombre" <text:tab/><text:tab/></text:span><text:span text:style-name="T12">(1)</text:span></text:p>
      <text:p text:style-name="Código"><text:span text:style-name="T13"><text:tab/></text:span><text:span text:style-name="T11">valor</text:span><text:span text:style-name="T12">=</text:span><text:span text:style-name="T13">"valor"<text:tab/><text:tab/></text:span><text:span text:style-name="T12">(2)</text:span></text:p>
      <text:p text:style-name="P36">/&gt;</text:p>
      <text:list text:style-name="L52">
        <text:list-item>
          <text:p text:style-name="P80"><text:span text:style-name="Código">nombre</text:span> (obligado): Nombre de la variable de entorno en mayúsculas y usando subrayados para separar palabras.</text:p>
        </text:list-item>
        <text:list-item>
          <text:p text:style-name="P80"><text:span text:style-name="Código">valor</text:span> (obligado): Valor para la variable de entorno.</text:p>
        </text:list-item>
      </text:list>
      <text:p text:style-name="Text_20_body">Estos son algunos ejemplos:</text:p>
      <text:p text:style-name="Código"><text:span text:style-name="T9">&lt;</text:span><text:span text:style-name="T10">var-entorno </text:span><text:span text:style-name="T11">nombre</text:span><text:span text:style-name="T12">=</text:span><text:span text:style-name="T13">"MIAPLICACION_AÑO_DEFECTO" </text:span><text:span text:style-name="T11">value</text:span><text:span text:style-name="T12">=</text:span><text:span text:style-name="T13">"2007"</text:span><text:span text:style-name="T9">/&gt;</text:span></text:p>
      <text:p text:style-name="Código"><text:span text:style-name="T9">&lt;var-entorno</text:span><text:span text:style-name="T10"> </text:span><text:span text:style-name="T11">nombre</text:span><text:span text:style-name="T12">=</text:span><text:span text:style-name="T13">"MIAPLICACION_COLOR" </text:span><text:span text:style-name="T11">valor</text:span><text:span text:style-name="T12">=</text:span><text:span text:style-name="T13">"ROJO"</text:span><text:span text:style-name="T9">/&gt;</text:span></text:p>
      <text:h text:style-name="Heading_20_2" text:outline-level="2">Objectos de sesión</text:h>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9">&lt;</text:span><text:span text:style-name="T10">objeto </text:span></text:p>
      <text:p text:style-name="Código"><text:span text:style-name="T10"><text:tab/></text:span><text:span text:style-name="T11">nombre</text:span><text:span text:style-name="T12">=</text:span><text:span text:style-name="T13">"nombreObjecto"<text:tab/><text:tab/></text:span><text:span text:style-name="T12">(1)</text:span></text:p>
      <text:p text:style-name="Código"><text:span text:style-name="T13"><text:tab/></text:span><text:span text:style-name="T11">clase</text:span><text:span text:style-name="T12">=</text:span><text:span text:style-name="T13">"tipoObjeto" <text:tab/><text:tab/><text:tab/></text:span><text:span text:style-name="T12">(2)</text:span></text:p>
      <text:p text:style-name="Código"><text:span text:style-name="T13"><text:tab/></text:span><text:span text:style-name="T11">valor</text:span><text:span text:style-name="T12">=</text:span><text:span text:style-name="T13">"valorInicial"<text:tab/><text:tab/></text:span><text:span text:style-name="T12">(3)</text:span></text:p>
      <text:p text:style-name="P81"><text:tab/><text:span text:style-name="T11">ambito</text:span><text:span text:style-name="T12">=</text:span>"modulo|global"<text:tab/><text:tab/><text:span text:style-name="T12">(4)<text:tab/>nuevo en v2.1</text:span></text:p>
      <text:p text:style-name="P36">/&gt;</text:p>
      <text:list text:style-name="L53">
        <text:list-item>
          <text:p text:style-name="P82"><text:span text:style-name="Código">nombre</text:span> (obligado): Nombre del objeto, normalmente usaremos el nombre de la aplicación como prefijo <text:s/>para evitar colisión de nombres en proyectos grandes.</text:p>
        </text:list-item>
        <text:list-item>
          <text:p text:style-name="P82"><text:span text:style-name="Código">clase</text:span> (obligado): Nombre calificado de la clase Java para esto objeto.</text:p>
        </text:list-item>
        <text:list-item>
          <text:p text:style-name="P82"><text:span text:style-name="Código">valor</text:span> (opcional): Valor inicial para el objeto.</text:p>
        </text:list-item>
        <text:list-item>
          <text:p text:style-name="P82"><text:span text:style-name="Código">ambito</text:span> (opcional): <text:span text:style-name="T2">(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9">&lt;object </text:span><text:span text:style-name="T11">name</text:span><text:span text:style-name="T12">=</text:span><text:span text:style-name="T13">"xava_previousViews" </text:span><text:span text:style-name="T11">class</text:span><text:span text:style-name="T12">=</text:span><text:span text:style-name="T13">"java.util.Stack"</text:span><text:span text:style-name="T9">/&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54">
        <text:list-item>
          <text:p text:style-name="P83"><text:span text:style-name="Código">nombre</text:span> (obligado): Nombre del controlador.</text:p>
        </text:list-item>
        <text:list-item>
          <text:p text:style-name="P83"><text:span text:style-name="Código">hereda-de</text:span> (varios, opcional): Permite usar herencia múltiple, para que este controlador herede todas las acciones de otro (u otros) controlador.</text:p>
        </text:list-item>
        <text:list-item>
          <text:p text:style-name="P83"><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35"><text:tab/><text:span text:style-name="T11">atajo-de-teclado</text:span>=<text:span text:style-name="T13">"atajo-de-teclado"<text:tab/><text:tab/><text:tab/><text:tab/></text:span>(12) nuevo en v2.0.1</text:p>
      <text:p text:style-name="P36">&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55">
        <text:list-item>
          <text:p text:style-name="P84"><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84"><text:span text:style-name="Código">etiqueta</text:span> (opcional): Etiqueta del botón o texto del vínculo. Es <text:span text:style-name="T3">mucho mejor</text:span> usar los archivos <text:span text:style-name="Archivo_2f_Directorio">i18n</text:span>.</text:p>
        </text:list-item>
        <text:list-item>
          <text:p text:style-name="P84"><text:span text:style-name="Código">descripcion</text:span> (opcional): Texto descriptivo de la acción. Es <text:span text:style-name="T3">mucho mejor</text:span> usar los archivos <text:span text:style-name="Archivo_2f_Directorio">i18n</text:span>.</text:p>
        </text:list-item>
        <text:list-item>
          <text:p text:style-name="P84"><text:span text:style-name="Código">modo</text:span> (opcional): Indica en que modo ha de ser visible esta acción para el usuario. Por defecto es <text:span text:style-name="Código">ALL</text:span>, que quiere decir que esta acción es siempre visible.</text:p>
        </text:list-item>
        <text:list-item>
          <text:p text:style-name="P84"><text:span text:style-name="Código">imagen</text:span> (opcional): URL de la imagen asociada a la acción. En la implementación actual si especificamos imagen aparece la imagen como un vínculo en el que el usuario puede pulsar.</text:p>
        </text:list-item>
        <text:list-item>
          <text:p text:style-name="P84"><text:span text:style-name="Código">clase</text:span> (opcional): Clase que implementa la lógica a ejecutar. Ha de implementar la interfaz <text:span text:style-name="Código">IAction</text:span>.</text:p>
        </text:list-item>
        <text:list-item>
          <text:p text:style-name="P84"><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84"><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84"><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84"><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84"><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84"><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84"><text:span text:style-name="Código">poner</text:span> (varios, opcional): Sirve para dar valor a las propiedades de la acción. De esta forma una misma acción configurada de forma diferente puede usarse en varios controladores.</text:p>
        </text:list-item>
        <text:list-item>
          <text:p text:style-name="P84"><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5"><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43"><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6">
        <text:list-item>
          <text:p text:style-name="P86"><text:span text:style-name="Código">CRUD.searchByViewKey</text:span>: Esta es la configurada por defecto. Hace una búsqueda a partir de la clave que hay ese momento en la vista, no ejecuta ningún evento.</text:p>
        </text:list-item>
        <text:list-item>
          <text:p text:style-name="P86"><text:span text:style-name="Código">CRUD.searchExecutingOnChange</text:span>: Funciona como la anterior pero al buscar ejecuta las acciones <text:span text:style-name="Código">al-cambiar</text:span> asociadas a las propiedades de la vista.</text:p>
        </text:list-item>
        <text:list-item>
          <text:p text:style-name="P86"><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7">
        <text:list-item>
          <text:p text:style-name="P87">Coge la clave del objeto asociada a la fila pulsada (4), para ello usa el tab del modulo actual.</text:p>
        </text:list-item>
        <text:list-item>
          <text:p text:style-name="P87">Accede al tab del módulo al que vamos usando <text:span text:style-name="Código">context</text:span> (5).</text:p>
        </text:list-item>
        <text:list-item>
          <text:p text:style-name="P87">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8">
        <text:list-item>
          <text:p text:style-name="P88"><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8"><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88"><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1">&lt;%@ </text:span><text:span text:style-name="T10">include </text:span><text:span text:style-name="T11">file</text:span><text:span text:style-name="T12">=</text:span><text:span text:style-name="T13">"../imports.jsp"</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31">&lt;%=</text:span><text:span text:style-name="T12">style.getLabel()</text:span><text:span text:style-name="T31">%&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31">&lt;%=</text:span><text:span text:style-name="T12">style.getEditor()</text:span><text:span text:style-name="T31">%&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Sobreescribir los controladores por defecto (nuevo en v2.0.3)</text:h>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9">
        <text:list-item>
          <text:p text:style-name="P89"><text:span text:style-name="Código">IAction</text:span>: Interfaz básica que obligatoriamente ha de implementar toda acción.</text:p>
        </text:list-item>
        <text:list-item>
          <text:p text:style-name="P89"><text:span text:style-name="Código">IChainAction</text:span>: Permite encadenar acciones, es decir que cuando se termine de ejecutar nuestra acción ejecute otra inmediatamente.</text:p>
        </text:list-item>
        <text:list-item>
          <text:p text:style-name="P89"><text:span text:style-name="Código">IChangeControllersAction</text:span>: Para cambiar los controladores (y por ende las acciones) disponible al <text:s/>usuario. </text:p>
        </text:list-item>
        <text:list-item>
          <text:p text:style-name="P89"><text:span text:style-name="Código">IChangeModeAction</text:span>: Para cambiar de modo, de lista a detalle o viceversa.</text:p>
        </text:list-item>
        <text:list-item>
          <text:p text:style-name="P89"><text:span text:style-name="Código">IChangeModuleAction</text:span>: Para cambiar de módulo.</text:p>
        </text:list-item>
        <text:list-item>
          <text:p text:style-name="P89"><text:span text:style-name="Código">ICustomViewAction</text:span>: Para que la vista sea una página JSP propia.</text:p>
        </text:list-item>
        <text:list-item>
          <text:p text:style-name="P89"><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9"><text:span text:style-name="Código">IHideActionAction, IHideActionsAction: </text:span>Permite ocultar una acción o un conjunto de acciones en la interfaz de usuario. <text:span text:style-name="T2">(nuevo en v2.0)</text:span></text:p>
        </text:list-item>
        <text:list-item>
          <text:p text:style-name="P89"><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9"><text:span text:style-name="Código">ILoadFileAction</text:span>: Permite navegar a una vista con la posibilidad de cargar un archivo.</text:p>
        </text:list-item>
        <text:list-item>
          <text:p text:style-name="P89"><text:span text:style-name="Código">IModelAction</text:span>: Una acción que recibe el nombre del modelo.</text:p>
        </text:list-item>
        <text:list-item>
          <text:p text:style-name="P89"><text:span text:style-name="Código">IModuleContextAction</text:span>: Recibe un <text:span text:style-name="Código">ModuleContext</text:span> para poder acceder a objetos de sesión de otros módulos, por ejemplo.</text:p>
        </text:list-item>
        <text:list-item>
          <text:p text:style-name="P89"><text:span text:style-name="Código">INavigationAction</text:span>: <text:s/>Extiende de <text:span text:style-name="Código">IChangeControllersAction</text:span> y <text:span text:style-name="Código">ICustomViewAction</text:span>.</text:p>
        </text:list-item>
        <text:list-item>
          <text:p text:style-name="P89"><text:span text:style-name="Código">IOnChangePropertyAction</text:span>: Este interfaz lo ha de implementar las acciones que reaccionan a un cambio de valor de propiedad en la interfaz gráfica.</text:p>
        </text:list-item>
        <text:list-item>
          <text:p text:style-name="P89"><text:span text:style-name="Código">IProcessLoadedFileAction</text:span>: Procesa una lista de archivos cargados desde el cliente al servidor.</text:p>
        </text:list-item>
        <text:list-item>
          <text:p text:style-name="P89"><text:span text:style-name="Código">IRemoteAction</text:span>: Útil para cuando se usa EJBs. Bien usada puede ser un buen sustituto de un SessionBean. </text:p>
        </text:list-item>
        <text:list-item>
          <text:p text:style-name="P89"><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9"><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5"><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63"><text:tab/></text:p>
      <text:list text:style-name="L60">
        <text:list-item>
          <text:p text:style-name="P90"><text:span text:style-name="Código">nombre</text:span> (obligado): Nombre de la aplicación.</text:p>
        </text:list-item>
        <text:list-item>
          <text:p text:style-name="P90"><text:span text:style-name="Código">etiqueta</text:span> (opcional): Mucho <text:span text:style-name="T3">mejor</text:span> usar archivos <text:span text:style-name="T32">i18n</text:span>.</text:p>
        </text:list-item>
        <text:list-item>
          <text:p text:style-name="P90"><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6">&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61">
        <text:list-item>
          <text:p text:style-name="P91"><text:span text:style-name="Código">nombre</text:span> (obligado): Identificador único del módulo dentro de esta aplicación.</text:p>
        </text:list-item>
        <text:list-item>
          <text:p text:style-name="P91"><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91"><text:span text:style-name="Código">etiqueta</text:span> (opcional): Nombre corto que se visualizará al usuario. Mucho <text:span text:style-name="T3">mejor</text:span> usar archivos <text:span text:style-name="T32">i18n</text:span>.</text:p>
        </text:list-item>
        <text:list-item>
          <text:p text:style-name="P91"><text:span text:style-name="Código">descripcion</text:span> (opcional): Descripción larga que se visualizará al usuario. </text:p>
        </text:list-item>
        <text:list-item>
          <text:p text:style-name="P91"><text:span text:style-name="Código">var-entorno</text:span> (varias, opcional): Permite definir una variable con un valor que podrán ser accedidos posteriormente desde las acciones. Así podemos tener acciones configurables según el módulo.</text:p>
        </text:list-item>
        <text:list-item>
          <text:p text:style-name="P91"><text:span text:style-name="Código">modelo</text:span> (uno, opcional): Indica el nombre de componente usado en este módulo. Si no lo ponemos estamos obligados a usar <text:span text:style-name="Código">vista-web</text:span>.</text:p>
        </text:list-item>
        <text:list-item>
          <text:p text:style-name="P91"><text:span text:style-name="Código">vista</text:span> (una, opcional): El nombre de la vista que se va a usar para dibujar el detalle. Si no lo ponemos usará la vista por defecto para ese modelo.</text:p>
        </text:list-item>
        <text:list-item>
          <text:p text:style-name="P91"><text:span text:style-name="Código">vista-web</text:span> (una, opcional): Nos permite indicar nuestro propia página JSP que será usada como vista.</text:p>
        </text:list-item>
        <text:list-item>
          <text:p text:style-name="P91"><text:span text:style-name="Código">tab</text:span> (uno, opcional): El nombre del tab que usará la el modo lista. Si no lo ponemos usará el tab por defecto.</text:p>
        </text:list-item>
        <text:list-item>
          <text:p text:style-name="P91"><text:span text:style-name="Código">controlador</text:span> (varios, opcional): Controladores con las acciones que aparecen en el módulo al iniciarse.</text:p>
        </text:list-item>
        <text:list-item>
          <text:p text:style-name="P91"><text:span text:style-name="Código">controlador-modo</text:span> (uno, opcional): Permite definir el comportamiento para pasar de detalle a lista, o bien definir un módulo que no tenga detalle y lista.</text:p>
        </text:list-item>
        <text:list-item>
          <text:p text:style-name="P91"><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miliasSoloLista"</text:span><text:span text:style-name="T9">&gt;</text:span></text:p>
      <text:p text:style-name="Código"><text:span text:style-name="T9"><text:tab/>&lt;</text:span><text:span text:style-name="T10">var-entorno </text:span><text:span text:style-name="T11">nombre</text:span><text:span text:style-name="T12">=</text:span><text:span text:style-name="T13">"XAVA_LIST_ACTION" </text:span><text:span text:style-name="T11">valor</text:span><text:span text:style-name="T12">=</text:span><text:span text:style-name="T13">""</text:span><text:span text:style-name="T9">/&gt;<text:tab/><text:tab/></text:span><text:span text:style-name="T12">(1)<text:tab/>new in v2.0.4</text:span></text:p>
      <text:p text:style-name="Código"><text:span text:style-name="T12"><text:tab/></text:span><text:span text:style-name="T9">&lt;</text:span><text:span text:style-name="T10">modelo </text:span><text:span text:style-name="T11">nombre</text:span><text:span text:style-name="T12">=</text:span><text:span text:style-name="T13">"Famili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tab/><text:tab/><text:tab/><text:tab/><text:tab/></text:span><text:span text:style-name="T1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tab/><text:tab/><text:tab/><text:tab/></text:span><text:span text:style-name="T12">(3)</text:span></text:p>
      <text:p text:style-name="Código"><text:span text:style-name="T9">&lt;/</text:span><text:span text:style-name="T10">modulo</text:span><text:span text:style-name="T9">&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2">new in v2.0.4</text:span>).</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h text:style-name="Heading_20_2" text:outline-level="2">Módulo de solo lectura</text:h>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9"/>
      <text:h text:style-name="P10"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63"/>
      <text:list text:style-name="L62">
        <text:list-item>
          <text:p text:style-name="P92"><text:span text:style-name="Código">aspecto</text:span> (varios, opcional): Para definir aspectos. </text:p>
        </text:list-item>
        <text:list-item>
          <text:p text:style-name="P92"><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6">&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63">
        <text:list-item>
          <text:p text:style-name="P93"><text:span text:style-name="Código">nombre</text:span> (obligado): Nombre para este aspecto. Tiene que ser único.</text:p>
        </text:list-item>
        <text:list-item>
          <text:p text:style-name="P93"><text:span text:style-name="Código">calculador-poscrear</text:span> (varios, opcional): Todos los modelos con este aspecto tendrán este <text:span text:style-name="Código">calculador-poscrear</text:span> implícitamente.</text:p>
        </text:list-item>
        <text:list-item>
          <text:p text:style-name="P93"><text:span text:style-name="Código">calculador-poscargar</text:span> (varios, opcional): Todos los modelos con este aspecto tendrán este <text:span text:style-name="Código">calculador-poscargar</text:span> implícitamente.</text:p>
        </text:list-item>
        <text:list-item>
          <text:p text:style-name="P93"><text:span text:style-name="Código">calculador-posmodify</text:span> (varios, opcional): Todos los modelos con este aspecto tendrán este <text:span text:style-name="Código">calculador-posmodify</text:span> implícitamente.</text:p>
        </text:list-item>
        <text:list-item>
          <text:p text:style-name="P93"><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22">/&gt;</text:p>
      <text:list text:style-name="L64">
        <text:list-item>
          <text:p text:style-name="P94"><text:span text:style-name="Código">aspecto</text:span> (obligado): El nombre del aspecto que queremos aplicar.</text:p>
        </text:list-item>
        <text:list-item>
          <text:p text:style-name="P94"><text:span text:style-name="Código">para-modelos</text:span> (opcional): Una lista de modelos, separados por coma, para aplicarles este aspecto. Es exclusivo con el atributo <text:span text:style-name="Código">excepto-para-modelos</text:span>.</text:p>
        </text:list-item>
        <text:list-item>
          <text:p text:style-name="P94"><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65">
        <text:list-item>
          <text:p text:style-name="P95">Añadir <text:span text:style-name="Archivo_2f_Directorio">AccessTracking</text:span> como proyecto referenciado.</text:p>
        </text:list-item>
        <text:list-item>
          <text:p text:style-name="P96">Crear la tabla en nuestra base de datos para almacenar el registro de los accesos. Podemos encontrar los CREATE TABLEs en el archivo <text:span text:style-name="Archivo_2f_Directorio">AccessTracking/data/access-tracking-db.script</text:span>.</text:p>
        </text:list-item>
        <text:list-item>
          <text:p text:style-name="P96">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96">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96">Editamos el archivo de nuestro proyecto <text:span text:style-name="Archivo_2f_Directorio">build/ejb/META-INF/MANIFEST.MF</text:span> para añadir los siguientes jars al classpath: <text:span text:style-name="T33">./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6"><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22"><text:tab/>...</text:p>
      <text:p text:style-name="P76"><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9">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6"><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6"/>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6"><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6">&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6"><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6"><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6"><text:tab/>...</text:p>
      <text:p text:style-name="P36">&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9">Podemos ver más acerca de esto consultando el API de <text:span text:style-name="Código">org.openxava.hibernate.XHibernate</text:span>.</text:p>
      <text:h text:style-name="Heading_20_2" text:outline-level="2">Vistas JSP propias y taglibs de OpenXava</text:h>
      <text:p text:style-name="P19">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9">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9">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1">&lt;%@ </text:span><text:span text:style-name="T10">include </text:span><text:span text:style-name="T11">file</text:span><text:span text:style-name="T12">=</text:span><text:span text:style-name="T13">"../xava/imports.jsp"</text:span><text:span text:style-name="T31">%&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9">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9">Veamos las taglib de OpenXava.</text:p>
      <text:h text:style-name="Heading_20_3" text:outline-level="3">xava:editor</text:h>
      <text:p text:style-name="P19">La marca (tag) <text:span text:style-name="Código">&lt;xava:editor/&gt;</text:span> permite visualizar un editor (un control HTML) para nuestra propiedad, de la misma forma que lo hace OpenXava cuando genera automáticamente la interfaz de usuario.</text:p>
      <text:p text:style-name="P61"><text:span text:style-name="T9">&lt;</text:span><text:span text:style-name="T10">xava:editor </text:span></text:p>
      <text:p text:style-name="P61"><text:span text:style-name="T10"><text:tab/></text:span><text:span text:style-name="T11">property</text:span><text:span text:style-name="T12">=</text:span><text:span text:style-name="T13">"nombrePropiedad"<text:tab/><text:tab/></text:span><text:span text:style-name="T12">(1)</text:span></text:p>
      <text:p text:style-name="P81"><text:tab/><text:span text:style-name="T11">editable</text:span><text:span text:style-name="T12">=</text:span>"true|false"<text:tab/><text:tab/><text:tab/><text:span text:style-name="T12">(2) nuevo en v2.0.1</text:span></text:p>
      <text:p text:style-name="P81"><text:tab/><text:span text:style-name="T11">throwPropertyChanged</text:span><text:span text:style-name="T12">=</text:span>"true|false"<text:tab/><text:span text:style-name="T12">(3) nuevo en v2.0.1</text:span></text:p>
      <text:p text:style-name="P97">/&gt;</text:p>
      <text:list text:style-name="L66">
        <text:list-item>
          <text:p text:style-name="P98"><text:span text:style-name="Código">property</text:span> (obligado): Propiedad del modelo asociado al módulo actual.</text:p>
        </text:list-item>
        <text:list-item>
          <text:p text:style-name="P99"><text:span text:style-name="Código">editable</text:span> (opcional): <text:span text:style-name="T2">Nuevo en v2.0.1.</text:span> Fuerza a este aditor a ser editable, de otra forma se asume un valor por defecto apropiado.</text:p>
        </text:list-item>
        <text:list-item>
          <text:p text:style-name="P98"><text:span text:style-name="Código">throwPropertyChanged</text:span> (opcional): <text:span text:style-name="T2">Nuevo en v2.0.1.</text:span> Fuerza a este aditor a lanzar el evento de propiedad cambiada, de otra forma se asume un valor por defecto apropiado.</text:p>
        </text:list-item>
      </text:list>
      <text:p text:style-name="P19">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9">La marca (tag) <text:span text:style-name="Código">&lt;xava:action/&gt;</text:span> permite dibujar una acción (un botón o una imagen que el usuario puede pulsar).</text:p>
      <text:p text:style-name="P61"><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9">El atributo <text:span text:style-name="Código">action</text:span> indica la acción a ejecutar, y el atributo <text:span text:style-name="Código">argv</text:span> (opcional) nos permite establecer valores a algunas propiedades de la acción antes de ejecutarla. Un ejemplo:</text:p>
      <text:p text:style-name="P61"><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9">Cuando el usuario pulse en la acción se ejecutará <text:span text:style-name="Código">CRUD.save</text:span>, antes pone a <text:span text:style-name="Código">true</text:span> la propiedad <text:span text:style-name="Código">resetAfter</text:span> de la acción.</text:p>
      <text:p text:style-name="P19">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h text:style-name="Heading_20_3" text:outline-level="3">xava:message <text:span text:style-name="T2">(nuevo en v2.0.3)</text:span></text:h>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31">&lt;%=</text:span><text:span text:style-name="T12">cantidadTotal</text:span><text:span text:style-name="T31">%&gt;</text:span>"<text:span text:style-name="T9">/&gt;</text:span></text:p>
      <text:h text:style-name="Heading_20_3" text:outline-level="3">xava:descriptionsList <text:span text:style-name="T2">(nuevo en v2.0.3)</text:span></text:h>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36">/&gt;</text:p>
      <text:list text:style-name="L67">
        <text:list-item>
          <text:p text:style-name="P100"><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9">En este caso <text:span text:style-name="Código">nivel</text:span> es una referencia al modelo actual (por ejemplo <text:span text:style-name="Código">Comercial</text:span>). Un combo es mostrado con todos los niveles dispon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 - Guía de Referencia</text:span><text:tab/><text:tab/><text:span text:style-name="T2">Página </text:span><text:span text:style-name="T2"><text:page-number text:select-page="current">158</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7-01-15T11:33:57</dc:date>
    <meta:print-date>2005-05-19T18:12:29</meta:print-date>
    <dc:language>es-ES</dc:language>
    <meta:editing-cycles>1569</meta:editing-cycles>
    <meta:editing-duration>P8DT12H55M16S</meta:editing-duration>
    <meta:user-defined meta:name="Info 1"/>
    <meta:user-defined meta:name="Info 2"/>
    <meta:user-defined meta:name="Info 3"/>
    <meta:user-defined meta:name="Info 4"/>
    <meta:document-statistic meta:table-count="0" meta:image-count="37" meta:object-count="0" meta:page-count="158" meta:paragraph-count="4144" meta:word-count="34837" meta:character-count="251931"/>
  </office:meta>
</office:document-meta>
</file>